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</style:style>
    <style:style style:name="ce2" style:family="table-cell" style:parent-style-name="Default" style:data-style-name="N4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4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56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50 cm from bottom</text:p>
          </table:table-cell>
          <table:table-cell office:value-type="string" calcext:value-type="string">
            <text:p>1 m from surfac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01" calcext:value-type="date">
            <text:p>2020-01-01</text:p>
          </table:table-cell>
          <table:table-cell table:style-name="ce4" table:formula="of:=AVERAGE([.D2:.E2])" office:value-type="float" office:value="5.94377083333333" calcext:value-type="float">
            <text:p>5.944</text:p>
          </table:table-cell>
          <table:table-cell office:value-type="float" office:value="5.54492361111111" calcext:value-type="float">
            <text:p>5.54492361111111</text:p>
          </table:table-cell>
          <table:table-cell office:value-type="float" office:value="6.34261805555556" calcext:value-type="float">
            <text:p>6.342618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02" calcext:value-type="date">
            <text:p>2020-01-02</text:p>
          </table:table-cell>
          <table:table-cell table:style-name="ce4" table:formula="of:=AVERAGE([.D3:.E3])" office:value-type="float" office:value="5.96259722222222" calcext:value-type="float">
            <text:p>5.963</text:p>
          </table:table-cell>
          <table:table-cell office:value-type="float" office:value="5.67488888888889" calcext:value-type="float">
            <text:p>5.67488888888889</text:p>
          </table:table-cell>
          <table:table-cell office:value-type="float" office:value="6.25030555555556" calcext:value-type="float">
            <text:p>6.25030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03" calcext:value-type="date">
            <text:p>2020-01-03</text:p>
          </table:table-cell>
          <table:table-cell table:style-name="ce4" table:formula="of:=AVERAGE([.D4:.E4])" office:value-type="float" office:value="5.94901041666667" calcext:value-type="float">
            <text:p>5.949</text:p>
          </table:table-cell>
          <table:table-cell office:value-type="float" office:value="5.66117361111111" calcext:value-type="float">
            <text:p>5.66117361111111</text:p>
          </table:table-cell>
          <table:table-cell office:value-type="float" office:value="6.23684722222222" calcext:value-type="float">
            <text:p>6.236847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04" calcext:value-type="date">
            <text:p>2020-01-04</text:p>
          </table:table-cell>
          <table:table-cell table:style-name="ce4" table:formula="of:=AVERAGE([.D5:.E5])" office:value-type="float" office:value="5.90090625" calcext:value-type="float">
            <text:p>5.901</text:p>
          </table:table-cell>
          <table:table-cell office:value-type="float" office:value="5.63374305555556" calcext:value-type="float">
            <text:p>5.63374305555556</text:p>
          </table:table-cell>
          <table:table-cell office:value-type="float" office:value="6.16806944444445" calcext:value-type="float">
            <text:p>6.1680694444444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05" calcext:value-type="date">
            <text:p>2020-01-05</text:p>
          </table:table-cell>
          <table:table-cell table:style-name="ce4" table:formula="of:=AVERAGE([.D6:.E6])" office:value-type="float" office:value="5.79061458333333" calcext:value-type="float">
            <text:p>5.791</text:p>
          </table:table-cell>
          <table:table-cell office:value-type="float" office:value="5.47214583333333" calcext:value-type="float">
            <text:p>5.47214583333333</text:p>
          </table:table-cell>
          <table:table-cell office:value-type="float" office:value="6.10908333333333" calcext:value-type="float">
            <text:p>6.109083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06" calcext:value-type="date">
            <text:p>2020-01-06</text:p>
          </table:table-cell>
          <table:table-cell table:style-name="ce4" table:formula="of:=AVERAGE([.D7:.E7])" office:value-type="float" office:value="5.73619791666667" calcext:value-type="float">
            <text:p>5.736</text:p>
          </table:table-cell>
          <table:table-cell office:value-type="float" office:value="5.50318055555556" calcext:value-type="float">
            <text:p>5.50318055555556</text:p>
          </table:table-cell>
          <table:table-cell office:value-type="float" office:value="5.96921527777778" calcext:value-type="float">
            <text:p>5.96921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07" calcext:value-type="date">
            <text:p>2020-01-07</text:p>
          </table:table-cell>
          <table:table-cell table:style-name="ce4" table:formula="of:=AVERAGE([.D8:.E8])" office:value-type="float" office:value="5.78387847222222" calcext:value-type="float">
            <text:p>5.784</text:p>
          </table:table-cell>
          <table:table-cell office:value-type="float" office:value="5.57527777777778" calcext:value-type="float">
            <text:p>5.57527777777778</text:p>
          </table:table-cell>
          <table:table-cell office:value-type="float" office:value="5.99247916666667" calcext:value-type="float">
            <text:p>5.9924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08" calcext:value-type="date">
            <text:p>2020-01-08</text:p>
          </table:table-cell>
          <table:table-cell table:style-name="ce4" table:formula="of:=AVERAGE([.D9:.E9])" office:value-type="float" office:value="5.68962152777778" calcext:value-type="float">
            <text:p>5.690</text:p>
          </table:table-cell>
          <table:table-cell office:value-type="float" office:value="5.45910416666667" calcext:value-type="float">
            <text:p>5.45910416666667</text:p>
          </table:table-cell>
          <table:table-cell office:value-type="float" office:value="5.92013888888889" calcext:value-type="float">
            <text:p>5.92013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09" calcext:value-type="date">
            <text:p>2020-01-09</text:p>
          </table:table-cell>
          <table:table-cell table:style-name="ce4" table:formula="of:=AVERAGE([.D10:.E10])" office:value-type="float" office:value="5.68594791666667" calcext:value-type="float">
            <text:p>5.686</text:p>
          </table:table-cell>
          <table:table-cell office:value-type="float" office:value="5.46954166666667" calcext:value-type="float">
            <text:p>5.46954166666667</text:p>
          </table:table-cell>
          <table:table-cell office:value-type="float" office:value="5.90235416666667" calcext:value-type="float">
            <text:p>5.902354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0" calcext:value-type="date">
            <text:p>2020-01-10</text:p>
          </table:table-cell>
          <table:table-cell table:style-name="ce4" table:formula="of:=AVERAGE([.D11:.E11])" office:value-type="float" office:value="5.69580555555556" calcext:value-type="float">
            <text:p>5.696</text:p>
          </table:table-cell>
          <table:table-cell office:value-type="float" office:value="5.53217361111111" calcext:value-type="float">
            <text:p>5.53217361111111</text:p>
          </table:table-cell>
          <table:table-cell office:value-type="float" office:value="5.8594375" calcext:value-type="float">
            <text:p>5.8594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1" calcext:value-type="date">
            <text:p>2020-01-11</text:p>
          </table:table-cell>
          <table:table-cell table:style-name="ce4" table:formula="of:=AVERAGE([.D12:.E12])" office:value-type="float" office:value="5.6215" calcext:value-type="float">
            <text:p>5.622</text:p>
          </table:table-cell>
          <table:table-cell office:value-type="float" office:value="5.33564583333333" calcext:value-type="float">
            <text:p>5.33564583333333</text:p>
          </table:table-cell>
          <table:table-cell office:value-type="float" office:value="5.90735416666667" calcext:value-type="float">
            <text:p>5.907354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2" calcext:value-type="date">
            <text:p>2020-01-12</text:p>
          </table:table-cell>
          <table:table-cell table:style-name="ce4" table:formula="of:=AVERAGE([.D13:.E13])" office:value-type="float" office:value="5.58899305555556" calcext:value-type="float">
            <text:p>5.589</text:p>
          </table:table-cell>
          <table:table-cell office:value-type="float" office:value="5.28268055555556" calcext:value-type="float">
            <text:p>5.28268055555556</text:p>
          </table:table-cell>
          <table:table-cell office:value-type="float" office:value="5.89530555555556" calcext:value-type="float">
            <text:p>5.89530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3" calcext:value-type="date">
            <text:p>2020-01-13</text:p>
          </table:table-cell>
          <table:table-cell table:style-name="ce4" table:formula="of:=AVERAGE([.D14:.E14])" office:value-type="float" office:value="5.64030555555556" calcext:value-type="float">
            <text:p>5.640</text:p>
          </table:table-cell>
          <table:table-cell office:value-type="float" office:value="5.31347222222222" calcext:value-type="float">
            <text:p>5.31347222222222</text:p>
          </table:table-cell>
          <table:table-cell office:value-type="float" office:value="5.96713888888889" calcext:value-type="float">
            <text:p>5.96713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4" calcext:value-type="date">
            <text:p>2020-01-14</text:p>
          </table:table-cell>
          <table:table-cell table:style-name="ce4" table:formula="of:=AVERAGE([.D15:.E15])" office:value-type="float" office:value="5.68586111111111" calcext:value-type="float">
            <text:p>5.686</text:p>
          </table:table-cell>
          <table:table-cell office:value-type="float" office:value="5.74820138888889" calcext:value-type="float">
            <text:p>5.74820138888889</text:p>
          </table:table-cell>
          <table:table-cell office:value-type="float" office:value="5.62352083333333" calcext:value-type="float">
            <text:p>5.62352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5" calcext:value-type="date">
            <text:p>2020-01-15</text:p>
          </table:table-cell>
          <table:table-cell table:style-name="ce4" table:formula="of:=AVERAGE([.D16:.E16])" office:value-type="float" office:value="5.77437847222222" calcext:value-type="float">
            <text:p>5.774</text:p>
          </table:table-cell>
          <table:table-cell office:value-type="float" office:value="6.07645833333333" calcext:value-type="float">
            <text:p>6.07645833333333</text:p>
          </table:table-cell>
          <table:table-cell office:value-type="float" office:value="5.47229861111111" calcext:value-type="float">
            <text:p>5.472298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6" calcext:value-type="date">
            <text:p>2020-01-16</text:p>
          </table:table-cell>
          <table:table-cell table:style-name="ce4" table:formula="of:=AVERAGE([.D17:.E17])" office:value-type="float" office:value="6.15293055555556" calcext:value-type="float">
            <text:p>6.153</text:p>
          </table:table-cell>
          <table:table-cell office:value-type="float" office:value="6.27115277777778" calcext:value-type="float">
            <text:p>6.27115277777778</text:p>
          </table:table-cell>
          <table:table-cell office:value-type="float" office:value="6.03470833333333" calcext:value-type="float">
            <text:p>6.03470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7" calcext:value-type="date">
            <text:p>2020-01-17</text:p>
          </table:table-cell>
          <table:table-cell table:style-name="ce4" table:formula="of:=AVERAGE([.D18:.E18])" office:value-type="float" office:value="6.10638541666667" calcext:value-type="float">
            <text:p>6.106</text:p>
          </table:table-cell>
          <table:table-cell office:value-type="float" office:value="6.15623611111111" calcext:value-type="float">
            <text:p>6.15623611111111</text:p>
          </table:table-cell>
          <table:table-cell office:value-type="float" office:value="6.05653472222222" calcext:value-type="float">
            <text:p>6.056534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8" calcext:value-type="date">
            <text:p>2020-01-18</text:p>
          </table:table-cell>
          <table:table-cell table:style-name="ce4" table:formula="of:=AVERAGE([.D19:.E19])" office:value-type="float" office:value="5.57367708333333" calcext:value-type="float">
            <text:p>5.574</text:p>
          </table:table-cell>
          <table:table-cell office:value-type="float" office:value="5.46686805555556" calcext:value-type="float">
            <text:p>5.46686805555556</text:p>
          </table:table-cell>
          <table:table-cell office:value-type="float" office:value="5.68048611111111" calcext:value-type="float">
            <text:p>5.680486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19" calcext:value-type="date">
            <text:p>2020-01-19</text:p>
          </table:table-cell>
          <table:table-cell table:style-name="ce4" table:formula="of:=AVERAGE([.D20:.E20])" office:value-type="float" office:value="5.79934722222222" calcext:value-type="float">
            <text:p>5.799</text:p>
          </table:table-cell>
          <table:table-cell office:value-type="float" office:value="5.83130555555556" calcext:value-type="float">
            <text:p>5.83130555555556</text:p>
          </table:table-cell>
          <table:table-cell office:value-type="float" office:value="5.76738888888889" calcext:value-type="float">
            <text:p>5.76738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0" calcext:value-type="date">
            <text:p>2020-01-20</text:p>
          </table:table-cell>
          <table:table-cell table:style-name="ce4" table:formula="of:=AVERAGE([.D21:.E21])" office:value-type="float" office:value="5.75184027777778" calcext:value-type="float">
            <text:p>5.752</text:p>
          </table:table-cell>
          <table:table-cell office:value-type="float" office:value="5.75630555555556" calcext:value-type="float">
            <text:p>5.75630555555556</text:p>
          </table:table-cell>
          <table:table-cell office:value-type="float" office:value="5.747375" calcext:value-type="float">
            <text:p>5.747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1" calcext:value-type="date">
            <text:p>2020-01-21</text:p>
          </table:table-cell>
          <table:table-cell table:style-name="ce4" table:formula="of:=AVERAGE([.D22:.E22])" office:value-type="float" office:value="5.62782986111111" calcext:value-type="float">
            <text:p>5.628</text:p>
          </table:table-cell>
          <table:table-cell office:value-type="float" office:value="5.55228472222222" calcext:value-type="float">
            <text:p>5.55228472222222</text:p>
          </table:table-cell>
          <table:table-cell office:value-type="float" office:value="5.703375" calcext:value-type="float">
            <text:p>5.703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2" calcext:value-type="date">
            <text:p>2020-01-22</text:p>
          </table:table-cell>
          <table:table-cell table:style-name="ce4" table:formula="of:=AVERAGE([.D23:.E23])" office:value-type="float" office:value="5.59848263888889" calcext:value-type="float">
            <text:p>5.598</text:p>
          </table:table-cell>
          <table:table-cell office:value-type="float" office:value="5.61970138888889" calcext:value-type="float">
            <text:p>5.61970138888889</text:p>
          </table:table-cell>
          <table:table-cell office:value-type="float" office:value="5.57726388888889" calcext:value-type="float">
            <text:p>5.57726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3" calcext:value-type="date">
            <text:p>2020-01-23</text:p>
          </table:table-cell>
          <table:table-cell table:style-name="ce4" table:formula="of:=AVERAGE([.D24:.E24])" office:value-type="float" office:value="5.66845138888889" calcext:value-type="float">
            <text:p>5.668</text:p>
          </table:table-cell>
          <table:table-cell office:value-type="float" office:value="5.67704166666667" calcext:value-type="float">
            <text:p>5.67704166666667</text:p>
          </table:table-cell>
          <table:table-cell office:value-type="float" office:value="5.65986111111111" calcext:value-type="float">
            <text:p>5.659861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4" calcext:value-type="date">
            <text:p>2020-01-24</text:p>
          </table:table-cell>
          <table:table-cell table:style-name="ce4" table:formula="of:=AVERAGE([.D25:.E25])" office:value-type="float" office:value="5.63526388888889" calcext:value-type="float">
            <text:p>5.635</text:p>
          </table:table-cell>
          <table:table-cell office:value-type="float" office:value="5.66818055555556" calcext:value-type="float">
            <text:p>5.66818055555556</text:p>
          </table:table-cell>
          <table:table-cell office:value-type="float" office:value="5.60234722222222" calcext:value-type="float">
            <text:p>5.602347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5" calcext:value-type="date">
            <text:p>2020-01-25</text:p>
          </table:table-cell>
          <table:table-cell table:style-name="ce4" table:formula="of:=AVERAGE([.D26:.E26])" office:value-type="float" office:value="5.36125347222222" calcext:value-type="float">
            <text:p>5.361</text:p>
          </table:table-cell>
          <table:table-cell office:value-type="float" office:value="5.36855555555556" calcext:value-type="float">
            <text:p>5.36855555555556</text:p>
          </table:table-cell>
          <table:table-cell office:value-type="float" office:value="5.35395138888889" calcext:value-type="float">
            <text:p>5.353951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6" calcext:value-type="date">
            <text:p>2020-01-26</text:p>
          </table:table-cell>
          <table:table-cell table:style-name="ce4" table:formula="of:=AVERAGE([.D27:.E27])" office:value-type="float" office:value="5.47206597222222" calcext:value-type="float">
            <text:p>5.472</text:p>
          </table:table-cell>
          <table:table-cell office:value-type="float" office:value="5.42915277777778" calcext:value-type="float">
            <text:p>5.42915277777778</text:p>
          </table:table-cell>
          <table:table-cell office:value-type="float" office:value="5.51497916666667" calcext:value-type="float">
            <text:p>5.5149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7" calcext:value-type="date">
            <text:p>2020-01-27</text:p>
          </table:table-cell>
          <table:table-cell table:style-name="ce4" table:formula="of:=AVERAGE([.D28:.E28])" office:value-type="float" office:value="5.48644791666667" calcext:value-type="float">
            <text:p>5.486</text:p>
          </table:table-cell>
          <table:table-cell office:value-type="float" office:value="5.4445" calcext:value-type="float">
            <text:p>5.4445</text:p>
          </table:table-cell>
          <table:table-cell office:value-type="float" office:value="5.52839583333333" calcext:value-type="float">
            <text:p>5.528395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8" calcext:value-type="date">
            <text:p>2020-01-28</text:p>
          </table:table-cell>
          <table:table-cell table:style-name="ce4" table:formula="of:=AVERAGE([.D29:.E29])" office:value-type="float" office:value="5.43430208333333" calcext:value-type="float">
            <text:p>5.434</text:p>
          </table:table-cell>
          <table:table-cell office:value-type="float" office:value="5.378125" calcext:value-type="float">
            <text:p>5.378125</text:p>
          </table:table-cell>
          <table:table-cell office:value-type="float" office:value="5.49047916666667" calcext:value-type="float">
            <text:p>5.4904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29" calcext:value-type="date">
            <text:p>2020-01-29</text:p>
          </table:table-cell>
          <table:table-cell table:style-name="ce4" table:formula="of:=AVERAGE([.D30:.E30])" office:value-type="float" office:value="5.35671180555556" calcext:value-type="float">
            <text:p>5.357</text:p>
          </table:table-cell>
          <table:table-cell office:value-type="float" office:value="5.36034027777778" calcext:value-type="float">
            <text:p>5.36034027777778</text:p>
          </table:table-cell>
          <table:table-cell office:value-type="float" office:value="5.35308333333333" calcext:value-type="float">
            <text:p>5.353083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30" calcext:value-type="date">
            <text:p>2020-01-30</text:p>
          </table:table-cell>
          <table:table-cell table:style-name="ce4" table:formula="of:=AVERAGE([.D31:.E31])" office:value-type="float" office:value="5.28807986111111" calcext:value-type="float">
            <text:p>5.288</text:p>
          </table:table-cell>
          <table:table-cell office:value-type="float" office:value="5.237125" calcext:value-type="float">
            <text:p>5.237125</text:p>
          </table:table-cell>
          <table:table-cell office:value-type="float" office:value="5.33903472222222" calcext:value-type="float">
            <text:p>5.339034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1-31" calcext:value-type="date">
            <text:p>2020-01-31</text:p>
          </table:table-cell>
          <table:table-cell table:style-name="ce4" table:formula="of:=AVERAGE([.D32:.E32])" office:value-type="float" office:value="5.42001041666667" calcext:value-type="float">
            <text:p>5.420</text:p>
          </table:table-cell>
          <table:table-cell office:value-type="float" office:value="5.41132638888889" calcext:value-type="float">
            <text:p>5.41132638888889</text:p>
          </table:table-cell>
          <table:table-cell office:value-type="float" office:value="5.42869444444445" calcext:value-type="float">
            <text:p>5.4286944444444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01" calcext:value-type="date">
            <text:p>2020-02-01</text:p>
          </table:table-cell>
          <table:table-cell table:style-name="ce4" table:formula="of:=AVERAGE([.D33:.E33])" office:value-type="float" office:value="5.45364930555556" calcext:value-type="float">
            <text:p>5.454</text:p>
          </table:table-cell>
          <table:table-cell office:value-type="float" office:value="5.48874305555556" calcext:value-type="float">
            <text:p>5.48874305555556</text:p>
          </table:table-cell>
          <table:table-cell office:value-type="float" office:value="5.41855555555556" calcext:value-type="float">
            <text:p>5.41855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02" calcext:value-type="date">
            <text:p>2020-02-02</text:p>
          </table:table-cell>
          <table:table-cell table:style-name="ce4" table:formula="of:=AVERAGE([.D34:.E34])" office:value-type="float" office:value="5.42018055555556" calcext:value-type="float">
            <text:p>5.420</text:p>
          </table:table-cell>
          <table:table-cell office:value-type="float" office:value="5.40258333333333" calcext:value-type="float">
            <text:p>5.40258333333333</text:p>
          </table:table-cell>
          <table:table-cell office:value-type="float" office:value="5.43777777777778" calcext:value-type="float">
            <text:p>5.43777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03" calcext:value-type="date">
            <text:p>2020-02-03</text:p>
          </table:table-cell>
          <table:table-cell table:style-name="ce4" table:formula="of:=AVERAGE([.D35:.E35])" office:value-type="float" office:value="5.32091666666667" calcext:value-type="float">
            <text:p>5.321</text:p>
          </table:table-cell>
          <table:table-cell office:value-type="float" office:value="5.30796527777778" calcext:value-type="float">
            <text:p>5.30796527777778</text:p>
          </table:table-cell>
          <table:table-cell office:value-type="float" office:value="5.33386805555556" calcext:value-type="float">
            <text:p>5.333868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04" calcext:value-type="date">
            <text:p>2020-02-04</text:p>
          </table:table-cell>
          <table:table-cell table:style-name="ce4" table:formula="of:=AVERAGE([.D36:.E36])" office:value-type="float" office:value="5.36935069444444" calcext:value-type="float">
            <text:p>5.369</text:p>
          </table:table-cell>
          <table:table-cell office:value-type="float" office:value="5.36591666666667" calcext:value-type="float">
            <text:p>5.36591666666667</text:p>
          </table:table-cell>
          <table:table-cell office:value-type="float" office:value="5.37278472222222" calcext:value-type="float">
            <text:p>5.372784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05" calcext:value-type="date">
            <text:p>2020-02-05</text:p>
          </table:table-cell>
          <table:table-cell table:style-name="ce4" table:formula="of:=AVERAGE([.D37:.E37])" office:value-type="float" office:value="5.25451388888889" calcext:value-type="float">
            <text:p>5.255</text:p>
          </table:table-cell>
          <table:table-cell office:value-type="float" office:value="5.29875" calcext:value-type="float">
            <text:p>5.29875</text:p>
          </table:table-cell>
          <table:table-cell office:value-type="float" office:value="5.21027777777778" calcext:value-type="float">
            <text:p>5.21027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06" calcext:value-type="date">
            <text:p>2020-02-06</text:p>
          </table:table-cell>
          <table:table-cell table:style-name="ce4" table:formula="of:=AVERAGE([.D38:.E38])" office:value-type="float" office:value="5.034125" calcext:value-type="float">
            <text:p>5.034</text:p>
          </table:table-cell>
          <table:table-cell office:value-type="float" office:value="5.04841666666667" calcext:value-type="float">
            <text:p>5.04841666666667</text:p>
          </table:table-cell>
          <table:table-cell office:value-type="float" office:value="5.01983333333333" calcext:value-type="float">
            <text:p>5.019833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07" calcext:value-type="date">
            <text:p>2020-02-07</text:p>
          </table:table-cell>
          <table:table-cell table:style-name="ce4" table:formula="of:=AVERAGE([.D39:.E39])" office:value-type="float" office:value="4.99419097222222" calcext:value-type="float">
            <text:p>4.994</text:p>
          </table:table-cell>
          <table:table-cell office:value-type="float" office:value="4.92161805555556" calcext:value-type="float">
            <text:p>4.92161805555556</text:p>
          </table:table-cell>
          <table:table-cell office:value-type="float" office:value="5.06676388888889" calcext:value-type="float">
            <text:p>5.06676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08" calcext:value-type="date">
            <text:p>2020-02-08</text:p>
          </table:table-cell>
          <table:table-cell table:style-name="ce4" table:formula="of:=AVERAGE([.D40:.E40])" office:value-type="float" office:value="5.15720486111111" calcext:value-type="float">
            <text:p>5.157</text:p>
          </table:table-cell>
          <table:table-cell office:value-type="float" office:value="5.13047222222222" calcext:value-type="float">
            <text:p>5.13047222222222</text:p>
          </table:table-cell>
          <table:table-cell office:value-type="float" office:value="5.1839375" calcext:value-type="float">
            <text:p>5.1839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09" calcext:value-type="date">
            <text:p>2020-02-09</text:p>
          </table:table-cell>
          <table:table-cell table:style-name="ce4" table:formula="of:=AVERAGE([.D41:.E41])" office:value-type="float" office:value="5.1295" calcext:value-type="float">
            <text:p>5.130</text:p>
          </table:table-cell>
          <table:table-cell office:value-type="float" office:value="5.11010416666667" calcext:value-type="float">
            <text:p>5.11010416666667</text:p>
          </table:table-cell>
          <table:table-cell office:value-type="float" office:value="5.14889583333333" calcext:value-type="float">
            <text:p>5.148895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0" calcext:value-type="date">
            <text:p>2020-02-10</text:p>
          </table:table-cell>
          <table:table-cell table:style-name="ce4" table:formula="of:=AVERAGE([.D42:.E42])" office:value-type="float" office:value="5.15545833333333" calcext:value-type="float">
            <text:p>5.155</text:p>
          </table:table-cell>
          <table:table-cell office:value-type="float" office:value="5.20725" calcext:value-type="float">
            <text:p>5.20725</text:p>
          </table:table-cell>
          <table:table-cell office:value-type="float" office:value="5.10366666666667" calcext:value-type="float">
            <text:p>5.1036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1" calcext:value-type="date">
            <text:p>2020-02-11</text:p>
          </table:table-cell>
          <table:table-cell table:style-name="ce4" table:formula="of:=AVERAGE([.D43:.E43])" office:value-type="float" office:value="5.11163194444444" calcext:value-type="float">
            <text:p>5.112</text:p>
          </table:table-cell>
          <table:table-cell office:value-type="float" office:value="5.15490972222222" calcext:value-type="float">
            <text:p>5.15490972222222</text:p>
          </table:table-cell>
          <table:table-cell office:value-type="float" office:value="5.06835416666667" calcext:value-type="float">
            <text:p>5.068354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2" calcext:value-type="date">
            <text:p>2020-02-12</text:p>
          </table:table-cell>
          <table:table-cell table:style-name="ce4" table:formula="of:=AVERAGE([.D44:.E44])" office:value-type="float" office:value="5.03804861111111" calcext:value-type="float">
            <text:p>5.038</text:p>
          </table:table-cell>
          <table:table-cell office:value-type="float" office:value="5.11200694444444" calcext:value-type="float">
            <text:p>5.11200694444444</text:p>
          </table:table-cell>
          <table:table-cell office:value-type="float" office:value="4.96409027777778" calcext:value-type="float">
            <text:p>4.964090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3" calcext:value-type="date">
            <text:p>2020-02-13</text:p>
          </table:table-cell>
          <table:table-cell table:style-name="ce4" table:formula="of:=AVERAGE([.D45:.E45])" office:value-type="float" office:value="5.03521527777778" calcext:value-type="float">
            <text:p>5.035</text:p>
          </table:table-cell>
          <table:table-cell office:value-type="float" office:value="5.07484027777778" calcext:value-type="float">
            <text:p>5.07484027777778</text:p>
          </table:table-cell>
          <table:table-cell office:value-type="float" office:value="4.99559027777778" calcext:value-type="float">
            <text:p>4.995590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4" calcext:value-type="date">
            <text:p>2020-02-14</text:p>
          </table:table-cell>
          <table:table-cell table:style-name="ce4" table:formula="of:=AVERAGE([.D46:.E46])" office:value-type="float" office:value="4.98208680555556" calcext:value-type="float">
            <text:p>4.982</text:p>
          </table:table-cell>
          <table:table-cell office:value-type="float" office:value="5.12836805555556" calcext:value-type="float">
            <text:p>5.12836805555556</text:p>
          </table:table-cell>
          <table:table-cell office:value-type="float" office:value="4.83580555555556" calcext:value-type="float">
            <text:p>4.83580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5" calcext:value-type="date">
            <text:p>2020-02-15</text:p>
          </table:table-cell>
          <table:table-cell table:style-name="ce4" table:formula="of:=AVERAGE([.D47:.E47])" office:value-type="float" office:value="5.00846875" calcext:value-type="float">
            <text:p>5.008</text:p>
          </table:table-cell>
          <table:table-cell office:value-type="float" office:value="5.10395833333333" calcext:value-type="float">
            <text:p>5.10395833333333</text:p>
          </table:table-cell>
          <table:table-cell office:value-type="float" office:value="4.91297916666667" calcext:value-type="float">
            <text:p>4.9129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6" calcext:value-type="date">
            <text:p>2020-02-16</text:p>
          </table:table-cell>
          <table:table-cell table:style-name="ce4" table:formula="of:=AVERAGE([.D48:.E48])" office:value-type="float" office:value="4.92239583333333" calcext:value-type="float">
            <text:p>4.922</text:p>
          </table:table-cell>
          <table:table-cell office:value-type="float" office:value="4.93682638888889" calcext:value-type="float">
            <text:p>4.93682638888889</text:p>
          </table:table-cell>
          <table:table-cell office:value-type="float" office:value="4.90796527777778" calcext:value-type="float">
            <text:p>4.90796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7" calcext:value-type="date">
            <text:p>2020-02-17</text:p>
          </table:table-cell>
          <table:table-cell table:style-name="ce4" table:formula="of:=AVERAGE([.D49:.E49])" office:value-type="float" office:value="4.80562847222222" calcext:value-type="float">
            <text:p>4.806</text:p>
          </table:table-cell>
          <table:table-cell office:value-type="float" office:value="4.77232638888889" calcext:value-type="float">
            <text:p>4.77232638888889</text:p>
          </table:table-cell>
          <table:table-cell office:value-type="float" office:value="4.83893055555556" calcext:value-type="float">
            <text:p>4.838930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8" calcext:value-type="date">
            <text:p>2020-02-18</text:p>
          </table:table-cell>
          <table:table-cell table:style-name="ce4" table:formula="of:=AVERAGE([.D50:.E50])" office:value-type="float" office:value="4.68803472222222" calcext:value-type="float">
            <text:p>4.688</text:p>
          </table:table-cell>
          <table:table-cell office:value-type="float" office:value="4.88515972222222" calcext:value-type="float">
            <text:p>4.88515972222222</text:p>
          </table:table-cell>
          <table:table-cell office:value-type="float" office:value="4.49090972222222" calcext:value-type="float">
            <text:p>4.490909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19" calcext:value-type="date">
            <text:p>2020-02-19</text:p>
          </table:table-cell>
          <table:table-cell table:style-name="ce4" table:formula="of:=AVERAGE([.D51:.E51])" office:value-type="float" office:value="4.83575694444444" calcext:value-type="float">
            <text:p>4.836</text:p>
          </table:table-cell>
          <table:table-cell office:value-type="float" office:value="5.09395833333333" calcext:value-type="float">
            <text:p>5.09395833333333</text:p>
          </table:table-cell>
          <table:table-cell office:value-type="float" office:value="4.57755555555556" calcext:value-type="float">
            <text:p>4.57755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20" calcext:value-type="date">
            <text:p>2020-02-20</text:p>
          </table:table-cell>
          <table:table-cell table:style-name="ce4" table:formula="of:=AVERAGE([.D52:.E52])" office:value-type="float" office:value="4.78090972222222" calcext:value-type="float">
            <text:p>4.781</text:p>
          </table:table-cell>
          <table:table-cell office:value-type="float" office:value="4.955125" calcext:value-type="float">
            <text:p>4.955125</text:p>
          </table:table-cell>
          <table:table-cell office:value-type="float" office:value="4.60669444444444" calcext:value-type="float">
            <text:p>4.606694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21" calcext:value-type="date">
            <text:p>2020-02-21</text:p>
          </table:table-cell>
          <table:table-cell table:style-name="ce4" table:formula="of:=AVERAGE([.D53:.E53])" office:value-type="float" office:value="4.71953819444444" calcext:value-type="float">
            <text:p>4.720</text:p>
          </table:table-cell>
          <table:table-cell office:value-type="float" office:value="4.85871527777778" calcext:value-type="float">
            <text:p>4.85871527777778</text:p>
          </table:table-cell>
          <table:table-cell office:value-type="float" office:value="4.58036111111111" calcext:value-type="float">
            <text:p>4.580361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22" calcext:value-type="date">
            <text:p>2020-02-22</text:p>
          </table:table-cell>
          <table:table-cell table:style-name="ce4" table:formula="of:=AVERAGE([.D54:.E54])" office:value-type="float" office:value="4.7096875" calcext:value-type="float">
            <text:p>4.710</text:p>
          </table:table-cell>
          <table:table-cell office:value-type="float" office:value="4.88788194444445" calcext:value-type="float">
            <text:p>4.88788194444445</text:p>
          </table:table-cell>
          <table:table-cell office:value-type="float" office:value="4.53149305555556" calcext:value-type="float">
            <text:p>4.531493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23" calcext:value-type="date">
            <text:p>2020-02-23</text:p>
          </table:table-cell>
          <table:table-cell table:style-name="ce4" table:formula="of:=AVERAGE([.D55:.E55])" office:value-type="float" office:value="4.701375" calcext:value-type="float">
            <text:p>4.701</text:p>
          </table:table-cell>
          <table:table-cell office:value-type="float" office:value="4.84393055555556" calcext:value-type="float">
            <text:p>4.84393055555556</text:p>
          </table:table-cell>
          <table:table-cell office:value-type="float" office:value="4.55881944444444" calcext:value-type="float">
            <text:p>4.558819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24" calcext:value-type="date">
            <text:p>2020-02-24</text:p>
          </table:table-cell>
          <table:table-cell table:style-name="ce4" table:formula="of:=AVERAGE([.D56:.E56])" office:value-type="float" office:value="4.76998958333333" calcext:value-type="float">
            <text:p>4.770</text:p>
          </table:table-cell>
          <table:table-cell office:value-type="float" office:value="4.95589583333333" calcext:value-type="float">
            <text:p>4.95589583333333</text:p>
          </table:table-cell>
          <table:table-cell office:value-type="float" office:value="4.58408333333333" calcext:value-type="float">
            <text:p>4.584083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25" calcext:value-type="date">
            <text:p>2020-02-25</text:p>
          </table:table-cell>
          <table:table-cell table:style-name="ce4" table:formula="of:=AVERAGE([.D57:.E57])" office:value-type="float" office:value="4.77719444444445" calcext:value-type="float">
            <text:p>4.777</text:p>
          </table:table-cell>
          <table:table-cell office:value-type="float" office:value="5.01561111111111" calcext:value-type="float">
            <text:p>5.01561111111111</text:p>
          </table:table-cell>
          <table:table-cell office:value-type="float" office:value="4.53877777777778" calcext:value-type="float">
            <text:p>4.53877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26" calcext:value-type="date">
            <text:p>2020-02-26</text:p>
          </table:table-cell>
          <table:table-cell table:style-name="ce4" table:formula="of:=AVERAGE([.D58:.E58])" office:value-type="float" office:value="4.75492013888889" calcext:value-type="float">
            <text:p>4.755</text:p>
          </table:table-cell>
          <table:table-cell office:value-type="float" office:value="5.02779861111111" calcext:value-type="float">
            <text:p>5.02779861111111</text:p>
          </table:table-cell>
          <table:table-cell office:value-type="float" office:value="4.48204166666667" calcext:value-type="float">
            <text:p>4.482041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27" calcext:value-type="date">
            <text:p>2020-02-27</text:p>
          </table:table-cell>
          <table:table-cell table:style-name="ce4" table:formula="of:=AVERAGE([.D59:.E59])" office:value-type="float" office:value="4.47402430555556" calcext:value-type="float">
            <text:p>4.474</text:p>
          </table:table-cell>
          <table:table-cell office:value-type="float" office:value="4.57109027777778" calcext:value-type="float">
            <text:p>4.57109027777778</text:p>
          </table:table-cell>
          <table:table-cell office:value-type="float" office:value="4.37695833333333" calcext:value-type="float">
            <text:p>4.37695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2-28" calcext:value-type="date">
            <text:p>2020-02-28</text:p>
          </table:table-cell>
          <table:table-cell table:style-name="ce4" table:formula="of:=AVERAGE([.D60:.E60])" office:value-type="float" office:value="4.6455625" calcext:value-type="float">
            <text:p>4.646</text:p>
          </table:table-cell>
          <table:table-cell office:value-type="float" office:value="4.81553472222222" calcext:value-type="float">
            <text:p>4.81553472222222</text:p>
          </table:table-cell>
          <table:table-cell office:value-type="float" office:value="4.47559027777778" calcext:value-type="float">
            <text:p>4.475590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01" calcext:value-type="date">
            <text:p>2020-03-01</text:p>
          </table:table-cell>
          <table:table-cell table:style-name="ce4" table:formula="of:=AVERAGE([.D61:.E61])" office:value-type="float" office:value="4.76947916666667" calcext:value-type="float">
            <text:p>4.769</text:p>
          </table:table-cell>
          <table:table-cell office:value-type="float" office:value="5.00405555555556" calcext:value-type="float">
            <text:p>5.00405555555556</text:p>
          </table:table-cell>
          <table:table-cell office:value-type="float" office:value="4.53490277777778" calcext:value-type="float">
            <text:p>4.534902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02" calcext:value-type="date">
            <text:p>2020-03-02</text:p>
          </table:table-cell>
          <table:table-cell table:style-name="ce4" table:formula="of:=AVERAGE([.D62:.E62])" office:value-type="float" office:value="4.78903472222222" calcext:value-type="float">
            <text:p>4.789</text:p>
          </table:table-cell>
          <table:table-cell office:value-type="float" office:value="5.04359027777778" calcext:value-type="float">
            <text:p>5.04359027777778</text:p>
          </table:table-cell>
          <table:table-cell office:value-type="float" office:value="4.53447916666667" calcext:value-type="float">
            <text:p>4.5344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03" calcext:value-type="date">
            <text:p>2020-03-03</text:p>
          </table:table-cell>
          <table:table-cell table:style-name="ce4" table:formula="of:=AVERAGE([.D63:.E63])" office:value-type="float" office:value="4.79166319444444" calcext:value-type="float">
            <text:p>4.792</text:p>
          </table:table-cell>
          <table:table-cell office:value-type="float" office:value="5.1244375" calcext:value-type="float">
            <text:p>5.1244375</text:p>
          </table:table-cell>
          <table:table-cell office:value-type="float" office:value="4.45888888888889" calcext:value-type="float">
            <text:p>4.45888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04" calcext:value-type="date">
            <text:p>2020-03-04</text:p>
          </table:table-cell>
          <table:table-cell table:style-name="ce4" table:formula="of:=AVERAGE([.D64:.E64])" office:value-type="float" office:value="4.72795833333333" calcext:value-type="float">
            <text:p>4.728</text:p>
          </table:table-cell>
          <table:table-cell office:value-type="float" office:value="5.08264583333333" calcext:value-type="float">
            <text:p>5.08264583333333</text:p>
          </table:table-cell>
          <table:table-cell office:value-type="float" office:value="4.37327083333333" calcext:value-type="float">
            <text:p>4.37327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05" calcext:value-type="date">
            <text:p>2020-03-05</text:p>
          </table:table-cell>
          <table:table-cell table:style-name="ce4" table:formula="of:=AVERAGE([.D65:.E65])" office:value-type="float" office:value="4.71002083333333" calcext:value-type="float">
            <text:p>4.710</text:p>
          </table:table-cell>
          <table:table-cell office:value-type="float" office:value="5.13236805555556" calcext:value-type="float">
            <text:p>5.13236805555556</text:p>
          </table:table-cell>
          <table:table-cell office:value-type="float" office:value="4.28767361111111" calcext:value-type="float">
            <text:p>4.287673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06" calcext:value-type="date">
            <text:p>2020-03-06</text:p>
          </table:table-cell>
          <table:table-cell table:style-name="ce4" table:formula="of:=AVERAGE([.D66:.E66])" office:value-type="float" office:value="4.75098958333333" calcext:value-type="float">
            <text:p>4.751</text:p>
          </table:table-cell>
          <table:table-cell office:value-type="float" office:value="5.25147222222222" calcext:value-type="float">
            <text:p>5.25147222222222</text:p>
          </table:table-cell>
          <table:table-cell office:value-type="float" office:value="4.25050694444445" calcext:value-type="float">
            <text:p>4.2505069444444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07" calcext:value-type="date">
            <text:p>2020-03-07</text:p>
          </table:table-cell>
          <table:table-cell table:style-name="ce4" table:formula="of:=AVERAGE([.D67:.E67])" office:value-type="float" office:value="4.73679166666667" calcext:value-type="float">
            <text:p>4.737</text:p>
          </table:table-cell>
          <table:table-cell office:value-type="float" office:value="5.25906944444444" calcext:value-type="float">
            <text:p>5.25906944444444</text:p>
          </table:table-cell>
          <table:table-cell office:value-type="float" office:value="4.21451388888889" calcext:value-type="float">
            <text:p>4.21451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08" calcext:value-type="date">
            <text:p>2020-03-08</text:p>
          </table:table-cell>
          <table:table-cell table:style-name="ce4" table:formula="of:=AVERAGE([.D68:.E68])" office:value-type="float" office:value="4.73160763888889" calcext:value-type="float">
            <text:p>4.732</text:p>
          </table:table-cell>
          <table:table-cell office:value-type="float" office:value="5.33195138888889" calcext:value-type="float">
            <text:p>5.33195138888889</text:p>
          </table:table-cell>
          <table:table-cell office:value-type="float" office:value="4.13126388888889" calcext:value-type="float">
            <text:p>4.13126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09" calcext:value-type="date">
            <text:p>2020-03-09</text:p>
          </table:table-cell>
          <table:table-cell table:style-name="ce4" table:formula="of:=AVERAGE([.D69:.E69])" office:value-type="float" office:value="4.65604861111111" calcext:value-type="float">
            <text:p>4.656</text:p>
          </table:table-cell>
          <table:table-cell office:value-type="float" office:value="5.22831944444445" calcext:value-type="float">
            <text:p>5.22831944444445</text:p>
          </table:table-cell>
          <table:table-cell office:value-type="float" office:value="4.08377777777778" calcext:value-type="float">
            <text:p>4.08377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0" calcext:value-type="date">
            <text:p>2020-03-10</text:p>
          </table:table-cell>
          <table:table-cell table:style-name="ce4" table:formula="of:=AVERAGE([.D70:.E70])" office:value-type="float" office:value="4.56063541666667" calcext:value-type="float">
            <text:p>4.561</text:p>
          </table:table-cell>
          <table:table-cell office:value-type="float" office:value="5.14510416666667" calcext:value-type="float">
            <text:p>5.14510416666667</text:p>
          </table:table-cell>
          <table:table-cell office:value-type="float" office:value="3.97616666666667" calcext:value-type="float">
            <text:p>3.9761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1" calcext:value-type="date">
            <text:p>2020-03-11</text:p>
          </table:table-cell>
          <table:table-cell table:style-name="ce4" table:formula="of:=AVERAGE([.D71:.E71])" office:value-type="float" office:value="4.58554513888889" calcext:value-type="float">
            <text:p>4.586</text:p>
          </table:table-cell>
          <table:table-cell office:value-type="float" office:value="5.13328472222222" calcext:value-type="float">
            <text:p>5.13328472222222</text:p>
          </table:table-cell>
          <table:table-cell office:value-type="float" office:value="4.03780555555556" calcext:value-type="float">
            <text:p>4.03780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2" calcext:value-type="date">
            <text:p>2020-03-12</text:p>
          </table:table-cell>
          <table:table-cell table:style-name="ce4" table:formula="of:=AVERAGE([.D72:.E72])" office:value-type="float" office:value="4.54294791666667" calcext:value-type="float">
            <text:p>4.543</text:p>
          </table:table-cell>
          <table:table-cell office:value-type="float" office:value="5.13042361111111" calcext:value-type="float">
            <text:p>5.13042361111111</text:p>
          </table:table-cell>
          <table:table-cell office:value-type="float" office:value="3.95547222222222" calcext:value-type="float">
            <text:p>3.955472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3" calcext:value-type="date">
            <text:p>2020-03-13</text:p>
          </table:table-cell>
          <table:table-cell table:style-name="ce4" table:formula="of:=AVERAGE([.D73:.E73])" office:value-type="float" office:value="4.56028819444445" calcext:value-type="float">
            <text:p>4.560</text:p>
          </table:table-cell>
          <table:table-cell office:value-type="float" office:value="5.20831944444445" calcext:value-type="float">
            <text:p>5.20831944444445</text:p>
          </table:table-cell>
          <table:table-cell office:value-type="float" office:value="3.91225694444444" calcext:value-type="float">
            <text:p>3.912256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4" calcext:value-type="date">
            <text:p>2020-03-14</text:p>
          </table:table-cell>
          <table:table-cell table:style-name="ce4" table:formula="of:=AVERAGE([.D74:.E74])" office:value-type="float" office:value="4.58889236111111" calcext:value-type="float">
            <text:p>4.589</text:p>
          </table:table-cell>
          <table:table-cell office:value-type="float" office:value="5.24932638888889" calcext:value-type="float">
            <text:p>5.24932638888889</text:p>
          </table:table-cell>
          <table:table-cell office:value-type="float" office:value="3.92845833333333" calcext:value-type="float">
            <text:p>3.92845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5" calcext:value-type="date">
            <text:p>2020-03-15</text:p>
          </table:table-cell>
          <table:table-cell table:style-name="ce4" table:formula="of:=AVERAGE([.D75:.E75])" office:value-type="float" office:value="4.60255208333333" calcext:value-type="float">
            <text:p>4.603</text:p>
          </table:table-cell>
          <table:table-cell office:value-type="float" office:value="5.30134027777778" calcext:value-type="float">
            <text:p>5.30134027777778</text:p>
          </table:table-cell>
          <table:table-cell office:value-type="float" office:value="3.90376388888889" calcext:value-type="float">
            <text:p>3.90376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6" calcext:value-type="date">
            <text:p>2020-03-16</text:p>
          </table:table-cell>
          <table:table-cell table:style-name="ce4" table:formula="of:=AVERAGE([.D76:.E76])" office:value-type="float" office:value="4.47666319444445" calcext:value-type="float">
            <text:p>4.477</text:p>
          </table:table-cell>
          <table:table-cell office:value-type="float" office:value="5.14565972222222" calcext:value-type="float">
            <text:p>5.14565972222222</text:p>
          </table:table-cell>
          <table:table-cell office:value-type="float" office:value="3.80766666666667" calcext:value-type="float">
            <text:p>3.8076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7" calcext:value-type="date">
            <text:p>2020-03-17</text:p>
          </table:table-cell>
          <table:table-cell table:style-name="ce4" table:formula="of:=AVERAGE([.D77:.E77])" office:value-type="float" office:value="4.49287847222222" calcext:value-type="float">
            <text:p>4.493</text:p>
          </table:table-cell>
          <table:table-cell office:value-type="float" office:value="5.1751875" calcext:value-type="float">
            <text:p>5.1751875</text:p>
          </table:table-cell>
          <table:table-cell office:value-type="float" office:value="3.81056944444444" calcext:value-type="float">
            <text:p>3.810569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8" calcext:value-type="date">
            <text:p>2020-03-18</text:p>
          </table:table-cell>
          <table:table-cell table:style-name="ce4" table:formula="of:=AVERAGE([.D78:.E78])" office:value-type="float" office:value="4.54367664007092" calcext:value-type="float">
            <text:p>4.544</text:p>
          </table:table-cell>
          <table:table-cell office:value-type="float" office:value="5.16449172576832" calcext:value-type="float">
            <text:p>5.16449172576832</text:p>
          </table:table-cell>
          <table:table-cell office:value-type="float" office:value="3.92286155437352" calcext:value-type="float">
            <text:p>3.9228615543735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19" calcext:value-type="date">
            <text:p>2020-03-19</text:p>
          </table:table-cell>
          <table:table-cell table:style-name="ce4" table:formula="of:=AVERAGE([.D79:.E79])" office:value-type="float" office:value="4.63892361111111" calcext:value-type="float">
            <text:p>4.639</text:p>
          </table:table-cell>
          <table:table-cell office:value-type="float" office:value="5.27536805555556" calcext:value-type="float">
            <text:p>5.27536805555556</text:p>
          </table:table-cell>
          <table:table-cell office:value-type="float" office:value="4.00247916666667" calcext:value-type="float">
            <text:p>4.0024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0" calcext:value-type="date">
            <text:p>2020-03-20</text:p>
          </table:table-cell>
          <table:table-cell table:style-name="ce4" table:formula="of:=AVERAGE([.D80:.E80])" office:value-type="float" office:value="4.62919444444444" calcext:value-type="float">
            <text:p>4.629</text:p>
          </table:table-cell>
          <table:table-cell office:value-type="float" office:value="5.26791666666667" calcext:value-type="float">
            <text:p>5.26791666666667</text:p>
          </table:table-cell>
          <table:table-cell office:value-type="float" office:value="3.99047222222222" calcext:value-type="float">
            <text:p>3.990472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1" calcext:value-type="date">
            <text:p>2020-03-21</text:p>
          </table:table-cell>
          <table:table-cell table:style-name="ce4" table:formula="of:=AVERAGE([.D81:.E81])" office:value-type="float" office:value="4.31976041666667" calcext:value-type="float">
            <text:p>4.320</text:p>
          </table:table-cell>
          <table:table-cell office:value-type="float" office:value="5.01645138888889" calcext:value-type="float">
            <text:p>5.01645138888889</text:p>
          </table:table-cell>
          <table:table-cell office:value-type="float" office:value="3.62306944444444" calcext:value-type="float">
            <text:p>3.623069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2" calcext:value-type="date">
            <text:p>2020-03-22</text:p>
          </table:table-cell>
          <table:table-cell table:style-name="ce4" table:formula="of:=AVERAGE([.D82:.E82])" office:value-type="float" office:value="4.34182638888889" calcext:value-type="float">
            <text:p>4.342</text:p>
          </table:table-cell>
          <table:table-cell office:value-type="float" office:value="5.1726875" calcext:value-type="float">
            <text:p>5.1726875</text:p>
          </table:table-cell>
          <table:table-cell office:value-type="float" office:value="3.51096527777778" calcext:value-type="float">
            <text:p>3.51096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3" calcext:value-type="date">
            <text:p>2020-03-23</text:p>
          </table:table-cell>
          <table:table-cell table:style-name="ce4" table:formula="of:=AVERAGE([.D83:.E83])" office:value-type="float" office:value="4.468375" calcext:value-type="float">
            <text:p>4.468</text:p>
          </table:table-cell>
          <table:table-cell office:value-type="float" office:value="5.15985416666667" calcext:value-type="float">
            <text:p>5.15985416666667</text:p>
          </table:table-cell>
          <table:table-cell office:value-type="float" office:value="3.77689583333333" calcext:value-type="float">
            <text:p>3.776895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4" calcext:value-type="date">
            <text:p>2020-03-24</text:p>
          </table:table-cell>
          <table:table-cell table:style-name="ce4" table:formula="of:=AVERAGE([.D84:.E84])" office:value-type="float" office:value="4.47594097222222" calcext:value-type="float">
            <text:p>4.476</text:p>
          </table:table-cell>
          <table:table-cell office:value-type="float" office:value="5.11309722222222" calcext:value-type="float">
            <text:p>5.11309722222222</text:p>
          </table:table-cell>
          <table:table-cell office:value-type="float" office:value="3.83878472222222" calcext:value-type="float">
            <text:p>3.838784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5" calcext:value-type="date">
            <text:p>2020-03-25</text:p>
          </table:table-cell>
          <table:table-cell table:style-name="ce4" table:formula="of:=AVERAGE([.D85:.E85])" office:value-type="float" office:value="4.49304861111111" calcext:value-type="float">
            <text:p>4.493</text:p>
          </table:table-cell>
          <table:table-cell office:value-type="float" office:value="5.09378472222222" calcext:value-type="float">
            <text:p>5.09378472222222</text:p>
          </table:table-cell>
          <table:table-cell office:value-type="float" office:value="3.8923125" calcext:value-type="float">
            <text:p>3.89231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6" calcext:value-type="date">
            <text:p>2020-03-26</text:p>
          </table:table-cell>
          <table:table-cell table:style-name="ce4" table:formula="of:=AVERAGE([.D86:.E86])" office:value-type="float" office:value="4.53356597222222" calcext:value-type="float">
            <text:p>4.534</text:p>
          </table:table-cell>
          <table:table-cell office:value-type="float" office:value="5.12164583333333" calcext:value-type="float">
            <text:p>5.12164583333333</text:p>
          </table:table-cell>
          <table:table-cell office:value-type="float" office:value="3.94548611111111" calcext:value-type="float">
            <text:p>3.945486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7" calcext:value-type="date">
            <text:p>2020-03-27</text:p>
          </table:table-cell>
          <table:table-cell table:style-name="ce4" table:formula="of:=AVERAGE([.D87:.E87])" office:value-type="float" office:value="4.53513541666667" calcext:value-type="float">
            <text:p>4.535</text:p>
          </table:table-cell>
          <table:table-cell office:value-type="float" office:value="5.07355555555556" calcext:value-type="float">
            <text:p>5.07355555555556</text:p>
          </table:table-cell>
          <table:table-cell office:value-type="float" office:value="3.99671527777778" calcext:value-type="float">
            <text:p>3.99671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8" calcext:value-type="date">
            <text:p>2020-03-28</text:p>
          </table:table-cell>
          <table:table-cell table:style-name="ce4" table:formula="of:=AVERAGE([.D88:.E88])" office:value-type="float" office:value="4.54869097222222" calcext:value-type="float">
            <text:p>4.549</text:p>
          </table:table-cell>
          <table:table-cell office:value-type="float" office:value="5.12216666666667" calcext:value-type="float">
            <text:p>5.12216666666667</text:p>
          </table:table-cell>
          <table:table-cell office:value-type="float" office:value="3.97521527777778" calcext:value-type="float">
            <text:p>3.97521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29" calcext:value-type="date">
            <text:p>2020-03-29</text:p>
          </table:table-cell>
          <table:table-cell table:style-name="ce4" table:formula="of:=AVERAGE([.D89:.E89])" office:value-type="float" office:value="4.56955208333333" calcext:value-type="float">
            <text:p>4.570</text:p>
          </table:table-cell>
          <table:table-cell office:value-type="float" office:value="5.12336805555556" calcext:value-type="float">
            <text:p>5.12336805555556</text:p>
          </table:table-cell>
          <table:table-cell office:value-type="float" office:value="4.01573611111111" calcext:value-type="float">
            <text:p>4.015736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30" calcext:value-type="date">
            <text:p>2020-03-30</text:p>
          </table:table-cell>
          <table:table-cell table:style-name="ce4" table:formula="of:=AVERAGE([.D90:.E90])" office:value-type="float" office:value="4.60367361111111" calcext:value-type="float">
            <text:p>4.604</text:p>
          </table:table-cell>
          <table:table-cell office:value-type="float" office:value="5.19580555555556" calcext:value-type="float">
            <text:p>5.19580555555556</text:p>
          </table:table-cell>
          <table:table-cell office:value-type="float" office:value="4.01154166666667" calcext:value-type="float">
            <text:p>4.011541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3-31" calcext:value-type="date">
            <text:p>2020-03-31</text:p>
          </table:table-cell>
          <table:table-cell table:style-name="ce4" table:formula="of:=AVERAGE([.D91:.E91])" office:value-type="float" office:value="4.63184027777778" calcext:value-type="float">
            <text:p>4.632</text:p>
          </table:table-cell>
          <table:table-cell office:value-type="float" office:value="5.21036111111111" calcext:value-type="float">
            <text:p>5.21036111111111</text:p>
          </table:table-cell>
          <table:table-cell office:value-type="float" office:value="4.05331944444444" calcext:value-type="float">
            <text:p>4.053319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4-01" calcext:value-type="date">
            <text:p>2020-04-01</text:p>
          </table:table-cell>
          <table:table-cell table:style-name="ce4" table:formula="of:=AVERAGE([.D92:.E92])" office:value-type="float" office:value="4.30941319444445" calcext:value-type="float">
            <text:p>4.309</text:p>
          </table:table-cell>
          <table:table-cell office:value-type="float" office:value="5.15011111111111" calcext:value-type="float">
            <text:p>5.15011111111111</text:p>
          </table:table-cell>
          <table:table-cell office:value-type="float" office:value="3.46871527777778" calcext:value-type="float">
            <text:p>3.46871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4-02" calcext:value-type="date">
            <text:p>2020-04-02</text:p>
          </table:table-cell>
          <table:table-cell table:style-name="ce4" table:formula="of:=AVERAGE([.D93:.E93])" office:value-type="float" office:value="4.07135069444444" calcext:value-type="float">
            <text:p>4.071</text:p>
          </table:table-cell>
          <table:table-cell office:value-type="float" office:value="5.17018055555555" calcext:value-type="float">
            <text:p>5.17018055555555</text:p>
          </table:table-cell>
          <table:table-cell office:value-type="float" office:value="2.97252083333333" calcext:value-type="float">
            <text:p>2.97252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4-03" calcext:value-type="date">
            <text:p>2020-04-03</text:p>
          </table:table-cell>
          <table:table-cell table:style-name="ce4" table:formula="of:=AVERAGE([.D94:.E94])" office:value-type="float" office:value="3.95586805555556" calcext:value-type="float">
            <text:p>3.956</text:p>
          </table:table-cell>
          <table:table-cell office:value-type="float" office:value="4.93890972222222" calcext:value-type="float">
            <text:p>4.93890972222222</text:p>
          </table:table-cell>
          <table:table-cell office:value-type="float" office:value="2.97282638888889" calcext:value-type="float">
            <text:p>2.972826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date" office:date-value="2020-04-04" calcext:value-type="date">
            <text:p>2020-04-04</text:p>
          </table:table-cell>
          <table:table-cell table:style-name="ce4" table:formula="of:=AVERAGE([.D95:.E95])" office:value-type="float" office:value="4.28422569444444" calcext:value-type="float">
            <text:p>4.284</text:p>
          </table:table-cell>
          <table:table-cell office:value-type="float" office:value="5.05577777777778" calcext:value-type="float">
            <text:p>5.05577777777778</text:p>
          </table:table-cell>
          <table:table-cell office:value-type="float" office:value="3.51267361111111" calcext:value-type="float">
            <text:p>3.512673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05" calcext:value-type="date">
            <text:p>2020-04-05</text:p>
          </table:table-cell>
          <table:table-cell table:style-name="ce4" table:formula="of:=AVERAGE([.D96:.E96])" office:value-type="float" office:value="4.56957291666667" calcext:value-type="float">
            <text:p>4.570</text:p>
          </table:table-cell>
          <table:table-cell office:value-type="float" office:value="5.24316666666666" calcext:value-type="float">
            <text:p>5.24316666666666</text:p>
          </table:table-cell>
          <table:table-cell office:value-type="float" office:value="3.89597916666667" calcext:value-type="float">
            <text:p>3.8959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06" calcext:value-type="date">
            <text:p>2020-04-06</text:p>
          </table:table-cell>
          <table:table-cell table:style-name="ce4" table:formula="of:=AVERAGE([.D97:.E97])" office:value-type="float" office:value="4.52757638888889" calcext:value-type="float">
            <text:p>4.528</text:p>
          </table:table-cell>
          <table:table-cell office:value-type="float" office:value="5.16086805555556" calcext:value-type="float">
            <text:p>5.16086805555556</text:p>
          </table:table-cell>
          <table:table-cell office:value-type="float" office:value="3.89428472222222" calcext:value-type="float">
            <text:p>3.894284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07" calcext:value-type="date">
            <text:p>2020-04-07</text:p>
          </table:table-cell>
          <table:table-cell table:style-name="ce4" table:formula="of:=AVERAGE([.D98:.E98])" office:value-type="float" office:value="4.59585069444444" calcext:value-type="float">
            <text:p>4.596</text:p>
          </table:table-cell>
          <table:table-cell office:value-type="float" office:value="5.20859027777778" calcext:value-type="float">
            <text:p>5.20859027777778</text:p>
          </table:table-cell>
          <table:table-cell office:value-type="float" office:value="3.98311111111111" calcext:value-type="float">
            <text:p>3.983111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08" calcext:value-type="date">
            <text:p>2020-04-08</text:p>
          </table:table-cell>
          <table:table-cell table:style-name="ce4" table:formula="of:=AVERAGE([.D99:.E99])" office:value-type="float" office:value="4.55320833333333" calcext:value-type="float">
            <text:p>4.553</text:p>
          </table:table-cell>
          <table:table-cell office:value-type="float" office:value="5.17743055555556" calcext:value-type="float">
            <text:p>5.17743055555556</text:p>
          </table:table-cell>
          <table:table-cell office:value-type="float" office:value="3.92898611111111" calcext:value-type="float">
            <text:p>3.928986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09" calcext:value-type="date">
            <text:p>2020-04-09</text:p>
          </table:table-cell>
          <table:table-cell table:style-name="ce4" table:formula="of:=AVERAGE([.D100:.E100])" office:value-type="float" office:value="4.72346180555556" calcext:value-type="float">
            <text:p>4.723</text:p>
          </table:table-cell>
          <table:table-cell office:value-type="float" office:value="5.20590972222222" calcext:value-type="float">
            <text:p>5.20590972222222</text:p>
          </table:table-cell>
          <table:table-cell office:value-type="float" office:value="4.24101388888889" calcext:value-type="float">
            <text:p>4.24101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0" calcext:value-type="date">
            <text:p>2020-04-10</text:p>
          </table:table-cell>
          <table:table-cell table:style-name="ce4" table:formula="of:=AVERAGE([.D101:.E101])" office:value-type="float" office:value="4.77767708333333" calcext:value-type="float">
            <text:p>4.778</text:p>
          </table:table-cell>
          <table:table-cell office:value-type="float" office:value="5.08929166666667" calcext:value-type="float">
            <text:p>5.08929166666667</text:p>
          </table:table-cell>
          <table:table-cell office:value-type="float" office:value="4.4660625" calcext:value-type="float">
            <text:p>4.46606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1" calcext:value-type="date">
            <text:p>2020-04-11</text:p>
          </table:table-cell>
          <table:table-cell table:style-name="ce4" table:formula="of:=AVERAGE([.D102:.E102])" office:value-type="float" office:value="4.79119791666667" calcext:value-type="float">
            <text:p>4.791</text:p>
          </table:table-cell>
          <table:table-cell office:value-type="float" office:value="5.12532638888889" calcext:value-type="float">
            <text:p>5.12532638888889</text:p>
          </table:table-cell>
          <table:table-cell office:value-type="float" office:value="4.45706944444444" calcext:value-type="float">
            <text:p>4.457069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2" calcext:value-type="date">
            <text:p>2020-04-12</text:p>
          </table:table-cell>
          <table:table-cell table:style-name="ce4" table:formula="of:=AVERAGE([.D103:.E103])" office:value-type="float" office:value="4.91151388888889" calcext:value-type="float">
            <text:p>4.912</text:p>
          </table:table-cell>
          <table:table-cell office:value-type="float" office:value="5.23432638888889" calcext:value-type="float">
            <text:p>5.23432638888889</text:p>
          </table:table-cell>
          <table:table-cell office:value-type="float" office:value="4.58870138888889" calcext:value-type="float">
            <text:p>4.588701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3" calcext:value-type="date">
            <text:p>2020-04-13</text:p>
          </table:table-cell>
          <table:table-cell table:style-name="ce4" table:formula="of:=AVERAGE([.D104:.E104])" office:value-type="float" office:value="4.91765972222222" calcext:value-type="float">
            <text:p>4.918</text:p>
          </table:table-cell>
          <table:table-cell office:value-type="float" office:value="5.21279861111111" calcext:value-type="float">
            <text:p>5.21279861111111</text:p>
          </table:table-cell>
          <table:table-cell office:value-type="float" office:value="4.62252083333333" calcext:value-type="float">
            <text:p>4.62252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4" calcext:value-type="date">
            <text:p>2020-04-14</text:p>
          </table:table-cell>
          <table:table-cell table:style-name="ce4" table:formula="of:=AVERAGE([.D105:.E105])" office:value-type="float" office:value="4.97136805555556" calcext:value-type="float">
            <text:p>4.971</text:p>
          </table:table-cell>
          <table:table-cell office:value-type="float" office:value="5.23585416666667" calcext:value-type="float">
            <text:p>5.23585416666667</text:p>
          </table:table-cell>
          <table:table-cell office:value-type="float" office:value="4.70688194444444" calcext:value-type="float">
            <text:p>4.706881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5" calcext:value-type="date">
            <text:p>2020-04-15</text:p>
          </table:table-cell>
          <table:table-cell table:style-name="ce4" table:formula="of:=AVERAGE([.D106:.E106])" office:value-type="float" office:value="4.98982106973995" calcext:value-type="float">
            <text:p>4.990</text:p>
          </table:table-cell>
          <table:table-cell office:value-type="float" office:value="5.21252408392435" calcext:value-type="float">
            <text:p>5.21252408392435</text:p>
          </table:table-cell>
          <table:table-cell office:value-type="float" office:value="4.76711805555556" calcext:value-type="float">
            <text:p>4.767118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6" calcext:value-type="date">
            <text:p>2020-04-16</text:p>
          </table:table-cell>
          <table:table-cell table:style-name="ce4" table:formula="of:=AVERAGE([.D107:.E107])" office:value-type="float" office:value="4.82166319444444" calcext:value-type="float">
            <text:p>4.822</text:p>
          </table:table-cell>
          <table:table-cell office:value-type="float" office:value="5.06498611111111" calcext:value-type="float">
            <text:p>5.06498611111111</text:p>
          </table:table-cell>
          <table:table-cell office:value-type="float" office:value="4.57834027777778" calcext:value-type="float">
            <text:p>4.578340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7" calcext:value-type="date">
            <text:p>2020-04-17</text:p>
          </table:table-cell>
          <table:table-cell table:style-name="ce4" table:formula="of:=AVERAGE([.D108:.E108])" office:value-type="float" office:value="5.10807638888889" calcext:value-type="float">
            <text:p>5.108</text:p>
          </table:table-cell>
          <table:table-cell office:value-type="float" office:value="5.27895833333333" calcext:value-type="float">
            <text:p>5.27895833333333</text:p>
          </table:table-cell>
          <table:table-cell office:value-type="float" office:value="4.93719444444444" calcext:value-type="float">
            <text:p>4.937194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8" calcext:value-type="date">
            <text:p>2020-04-18</text:p>
          </table:table-cell>
          <table:table-cell table:style-name="ce4" table:formula="of:=AVERAGE([.D109:.E109])" office:value-type="float" office:value="5.10657638888889" calcext:value-type="float">
            <text:p>5.107</text:p>
          </table:table-cell>
          <table:table-cell office:value-type="float" office:value="5.33059027777778" calcext:value-type="float">
            <text:p>5.33059027777778</text:p>
          </table:table-cell>
          <table:table-cell office:value-type="float" office:value="4.8825625" calcext:value-type="float">
            <text:p>4.88256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19" calcext:value-type="date">
            <text:p>2020-04-19</text:p>
          </table:table-cell>
          <table:table-cell table:style-name="ce4" table:formula="of:=AVERAGE([.D110:.E110])" office:value-type="float" office:value="5.05074305555556" calcext:value-type="float">
            <text:p>5.051</text:p>
          </table:table-cell>
          <table:table-cell office:value-type="float" office:value="5.22531944444444" calcext:value-type="float">
            <text:p>5.22531944444444</text:p>
          </table:table-cell>
          <table:table-cell office:value-type="float" office:value="4.87616666666667" calcext:value-type="float">
            <text:p>4.8761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0" calcext:value-type="date">
            <text:p>2020-04-20</text:p>
          </table:table-cell>
          <table:table-cell table:style-name="ce4" table:formula="of:=AVERAGE([.D111:.E111])" office:value-type="float" office:value="5.13489930555556" calcext:value-type="float">
            <text:p>5.135</text:p>
          </table:table-cell>
          <table:table-cell office:value-type="float" office:value="5.38152083333333" calcext:value-type="float">
            <text:p>5.38152083333333</text:p>
          </table:table-cell>
          <table:table-cell office:value-type="float" office:value="4.88827777777778" calcext:value-type="float">
            <text:p>4.88827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1" calcext:value-type="date">
            <text:p>2020-04-21</text:p>
          </table:table-cell>
          <table:table-cell table:style-name="ce4" table:formula="of:=AVERAGE([.D112:.E112])" office:value-type="float" office:value="5.12450347222222" calcext:value-type="float">
            <text:p>5.125</text:p>
          </table:table-cell>
          <table:table-cell office:value-type="float" office:value="5.37910416666667" calcext:value-type="float">
            <text:p>5.37910416666667</text:p>
          </table:table-cell>
          <table:table-cell office:value-type="float" office:value="4.86990277777778" calcext:value-type="float">
            <text:p>4.869902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2" calcext:value-type="date">
            <text:p>2020-04-22</text:p>
          </table:table-cell>
          <table:table-cell table:style-name="ce4" table:formula="of:=AVERAGE([.D113:.E113])" office:value-type="float" office:value="4.99208680555556" calcext:value-type="float">
            <text:p>4.992</text:p>
          </table:table-cell>
          <table:table-cell office:value-type="float" office:value="5.22732638888889" calcext:value-type="float">
            <text:p>5.22732638888889</text:p>
          </table:table-cell>
          <table:table-cell office:value-type="float" office:value="4.75684722222222" calcext:value-type="float">
            <text:p>4.756847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3" calcext:value-type="date">
            <text:p>2020-04-23</text:p>
          </table:table-cell>
          <table:table-cell table:style-name="ce4" table:formula="of:=AVERAGE([.D114:.E114])" office:value-type="float" office:value="5.01927777777778" calcext:value-type="float">
            <text:p>5.019</text:p>
          </table:table-cell>
          <table:table-cell office:value-type="float" office:value="5.28509722222222" calcext:value-type="float">
            <text:p>5.28509722222222</text:p>
          </table:table-cell>
          <table:table-cell office:value-type="float" office:value="4.75345833333333" calcext:value-type="float">
            <text:p>4.75345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4" calcext:value-type="date">
            <text:p>2020-04-24</text:p>
          </table:table-cell>
          <table:table-cell table:style-name="ce4" table:formula="of:=AVERAGE([.D115:.E115])" office:value-type="float" office:value="5.06147916666667" calcext:value-type="float">
            <text:p>5.061</text:p>
          </table:table-cell>
          <table:table-cell office:value-type="float" office:value="5.32570833333333" calcext:value-type="float">
            <text:p>5.32570833333333</text:p>
          </table:table-cell>
          <table:table-cell office:value-type="float" office:value="4.79725" calcext:value-type="float">
            <text:p>4.797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5" calcext:value-type="date">
            <text:p>2020-04-25</text:p>
          </table:table-cell>
          <table:table-cell table:style-name="ce4" table:formula="of:=AVERAGE([.D116:.E116])" office:value-type="float" office:value="5.13913194444444" calcext:value-type="float">
            <text:p>5.139</text:p>
          </table:table-cell>
          <table:table-cell office:value-type="float" office:value="5.40131944444444" calcext:value-type="float">
            <text:p>5.40131944444444</text:p>
          </table:table-cell>
          <table:table-cell office:value-type="float" office:value="4.87694444444445" calcext:value-type="float">
            <text:p>4.8769444444444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6" calcext:value-type="date">
            <text:p>2020-04-26</text:p>
          </table:table-cell>
          <table:table-cell table:style-name="ce4" table:formula="of:=AVERAGE([.D117:.E117])" office:value-type="float" office:value="4.91282638888889" calcext:value-type="float">
            <text:p>4.913</text:p>
          </table:table-cell>
          <table:table-cell office:value-type="float" office:value="4.93630555555556" calcext:value-type="float">
            <text:p>4.93630555555556</text:p>
          </table:table-cell>
          <table:table-cell office:value-type="float" office:value="4.88934722222222" calcext:value-type="float">
            <text:p>4.889347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7" calcext:value-type="date">
            <text:p>2020-04-27</text:p>
          </table:table-cell>
          <table:table-cell table:style-name="ce4" table:formula="of:=AVERAGE([.D118:.E118])" office:value-type="float" office:value="5.04357986111111" calcext:value-type="float">
            <text:p>5.044</text:p>
          </table:table-cell>
          <table:table-cell office:value-type="float" office:value="5.02604166666667" calcext:value-type="float">
            <text:p>5.02604166666667</text:p>
          </table:table-cell>
          <table:table-cell office:value-type="float" office:value="5.06111805555556" calcext:value-type="float">
            <text:p>5.061118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8" calcext:value-type="date">
            <text:p>2020-04-28</text:p>
          </table:table-cell>
          <table:table-cell table:style-name="ce4" table:formula="of:=AVERAGE([.D119:.E119])" office:value-type="float" office:value="5.30734027777778" calcext:value-type="float">
            <text:p>5.307</text:p>
          </table:table-cell>
          <table:table-cell office:value-type="float" office:value="5.14321527777778" calcext:value-type="float">
            <text:p>5.14321527777778</text:p>
          </table:table-cell>
          <table:table-cell office:value-type="float" office:value="5.47146527777778" calcext:value-type="float">
            <text:p>5.47146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29" calcext:value-type="date">
            <text:p>2020-04-29</text:p>
          </table:table-cell>
          <table:table-cell table:style-name="ce4" table:formula="of:=AVERAGE([.D120:.E120])" office:value-type="float" office:value="5.57000347222222" calcext:value-type="float">
            <text:p>5.570</text:p>
          </table:table-cell>
          <table:table-cell office:value-type="float" office:value="5.37829166666667" calcext:value-type="float">
            <text:p>5.37829166666667</text:p>
          </table:table-cell>
          <table:table-cell office:value-type="float" office:value="5.76171527777778" calcext:value-type="float">
            <text:p>5.76171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4-30" calcext:value-type="date">
            <text:p>2020-04-30</text:p>
          </table:table-cell>
          <table:table-cell table:style-name="ce4" table:formula="of:=AVERAGE([.D121:.E121])" office:value-type="float" office:value="5.72508333333333" calcext:value-type="float">
            <text:p>5.725</text:p>
          </table:table-cell>
          <table:table-cell office:value-type="float" office:value="5.46990277777778" calcext:value-type="float">
            <text:p>5.46990277777778</text:p>
          </table:table-cell>
          <table:table-cell office:value-type="float" office:value="5.98026388888889" calcext:value-type="float">
            <text:p>5.98026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01" calcext:value-type="date">
            <text:p>2020-05-01</text:p>
          </table:table-cell>
          <table:table-cell table:style-name="ce4" table:formula="of:=AVERAGE([.D122:.E122])" office:value-type="float" office:value="5.61070833333333" calcext:value-type="float">
            <text:p>5.611</text:p>
          </table:table-cell>
          <table:table-cell office:value-type="float" office:value="5.21208333333333" calcext:value-type="float">
            <text:p>5.21208333333333</text:p>
          </table:table-cell>
          <table:table-cell office:value-type="float" office:value="6.00933333333333" calcext:value-type="float">
            <text:p>6.009333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02" calcext:value-type="date">
            <text:p>2020-05-02</text:p>
          </table:table-cell>
          <table:table-cell table:style-name="ce4" table:formula="of:=AVERAGE([.D123:.E123])" office:value-type="float" office:value="5.83203819444444" calcext:value-type="float">
            <text:p>5.832</text:p>
          </table:table-cell>
          <table:table-cell office:value-type="float" office:value="5.50959722222222" calcext:value-type="float">
            <text:p>5.50959722222222</text:p>
          </table:table-cell>
          <table:table-cell office:value-type="float" office:value="6.15447916666667" calcext:value-type="float">
            <text:p>6.1544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03" calcext:value-type="date">
            <text:p>2020-05-03</text:p>
          </table:table-cell>
          <table:table-cell table:style-name="ce4" table:formula="of:=AVERAGE([.D124:.E124])" office:value-type="float" office:value="5.82315972222222" calcext:value-type="float">
            <text:p>5.823</text:p>
          </table:table-cell>
          <table:table-cell office:value-type="float" office:value="5.40779166666667" calcext:value-type="float">
            <text:p>5.40779166666667</text:p>
          </table:table-cell>
          <table:table-cell office:value-type="float" office:value="6.23852777777778" calcext:value-type="float">
            <text:p>6.23852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04" calcext:value-type="date">
            <text:p>2020-05-04</text:p>
          </table:table-cell>
          <table:table-cell table:style-name="ce4" table:formula="of:=AVERAGE([.D125:.E125])" office:value-type="float" office:value="6.01872569444445" calcext:value-type="float">
            <text:p>6.019</text:p>
          </table:table-cell>
          <table:table-cell office:value-type="float" office:value="5.52239583333333" calcext:value-type="float">
            <text:p>5.52239583333333</text:p>
          </table:table-cell>
          <table:table-cell office:value-type="float" office:value="6.51505555555556" calcext:value-type="float">
            <text:p>6.51505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05" calcext:value-type="date">
            <text:p>2020-05-05</text:p>
          </table:table-cell>
          <table:table-cell table:style-name="ce4" table:formula="of:=AVERAGE([.D126:.E126])" office:value-type="float" office:value="6.11435416666667" calcext:value-type="float">
            <text:p>6.114</text:p>
          </table:table-cell>
          <table:table-cell office:value-type="float" office:value="5.61261111111111" calcext:value-type="float">
            <text:p>5.61261111111111</text:p>
          </table:table-cell>
          <table:table-cell office:value-type="float" office:value="6.61609722222222" calcext:value-type="float">
            <text:p>6.616097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06" calcext:value-type="date">
            <text:p>2020-05-06</text:p>
          </table:table-cell>
          <table:table-cell table:style-name="ce4" table:formula="of:=AVERAGE([.D127:.E127])" office:value-type="float" office:value="8.1156875" calcext:value-type="float">
            <text:p>8.116</text:p>
          </table:table-cell>
          <table:table-cell office:value-type="float" office:value="7.81565972222222" calcext:value-type="float">
            <text:p>7.81565972222222</text:p>
          </table:table-cell>
          <table:table-cell office:value-type="float" office:value="8.41571527777778" calcext:value-type="float">
            <text:p>8.41571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13" calcext:value-type="date">
            <text:p>2020-05-13</text:p>
          </table:table-cell>
          <table:table-cell table:style-name="ce4" table:formula="of:=AVERAGE([.D128:.E128])" office:value-type="float" office:value="6.98070138888889" calcext:value-type="float">
            <text:p>6.981</text:p>
          </table:table-cell>
          <table:table-cell office:value-type="float" office:value="6.04955555555556" calcext:value-type="float">
            <text:p>6.04955555555556</text:p>
          </table:table-cell>
          <table:table-cell office:value-type="float" office:value="7.91184722222222" calcext:value-type="float">
            <text:p>7.911847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14" calcext:value-type="date">
            <text:p>2020-05-14</text:p>
          </table:table-cell>
          <table:table-cell table:style-name="ce4" table:formula="of:=AVERAGE([.D129:.E129])" office:value-type="float" office:value="6.77286805555556" calcext:value-type="float">
            <text:p>6.773</text:p>
          </table:table-cell>
          <table:table-cell office:value-type="float" office:value="5.75588888888889" calcext:value-type="float">
            <text:p>5.75588888888889</text:p>
          </table:table-cell>
          <table:table-cell office:value-type="float" office:value="7.78984722222222" calcext:value-type="float">
            <text:p>7.789847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15" calcext:value-type="date">
            <text:p>2020-05-15</text:p>
          </table:table-cell>
          <table:table-cell table:style-name="ce4" table:formula="of:=AVERAGE([.D130:.E130])" office:value-type="float" office:value="7.49070486111111" calcext:value-type="float">
            <text:p>7.491</text:p>
          </table:table-cell>
          <table:table-cell office:value-type="float" office:value="6.16561111111111" calcext:value-type="float">
            <text:p>6.16561111111111</text:p>
          </table:table-cell>
          <table:table-cell office:value-type="float" office:value="8.81579861111111" calcext:value-type="float">
            <text:p>8.815798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16" calcext:value-type="date">
            <text:p>2020-05-16</text:p>
          </table:table-cell>
          <table:table-cell table:style-name="ce4" table:formula="of:=AVERAGE([.D131:.E131])" office:value-type="float" office:value="7.55898958333333" calcext:value-type="float">
            <text:p>7.559</text:p>
          </table:table-cell>
          <table:table-cell office:value-type="float" office:value="6.23524305555555" calcext:value-type="float">
            <text:p>6.23524305555555</text:p>
          </table:table-cell>
          <table:table-cell office:value-type="float" office:value="8.88273611111111" calcext:value-type="float">
            <text:p>8.882736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17" calcext:value-type="date">
            <text:p>2020-05-17</text:p>
          </table:table-cell>
          <table:table-cell table:style-name="ce4" table:formula="of:=AVERAGE([.D132:.E132])" office:value-type="float" office:value="7.53069444444445" calcext:value-type="float">
            <text:p>7.531</text:p>
          </table:table-cell>
          <table:table-cell office:value-type="float" office:value="6.25100694444445" calcext:value-type="float">
            <text:p>6.25100694444445</text:p>
          </table:table-cell>
          <table:table-cell office:value-type="float" office:value="8.81038194444445" calcext:value-type="float">
            <text:p>8.8103819444444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18" calcext:value-type="date">
            <text:p>2020-05-18</text:p>
          </table:table-cell>
          <table:table-cell table:style-name="ce4" table:formula="of:=AVERAGE([.D133:.E133])" office:value-type="float" office:value="7.34413541666667" calcext:value-type="float">
            <text:p>7.344</text:p>
          </table:table-cell>
          <table:table-cell office:value-type="float" office:value="6.10032638888889" calcext:value-type="float">
            <text:p>6.10032638888889</text:p>
          </table:table-cell>
          <table:table-cell office:value-type="float" office:value="8.58794444444445" calcext:value-type="float">
            <text:p>8.5879444444444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19" calcext:value-type="date">
            <text:p>2020-05-19</text:p>
          </table:table-cell>
          <table:table-cell table:style-name="ce4" table:formula="of:=AVERAGE([.D134:.E134])" office:value-type="float" office:value="7.52514236111111" calcext:value-type="float">
            <text:p>7.525</text:p>
          </table:table-cell>
          <table:table-cell office:value-type="float" office:value="6.27313194444444" calcext:value-type="float">
            <text:p>6.27313194444444</text:p>
          </table:table-cell>
          <table:table-cell office:value-type="float" office:value="8.77715277777778" calcext:value-type="float">
            <text:p>8.777152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0" calcext:value-type="date">
            <text:p>2020-05-20</text:p>
          </table:table-cell>
          <table:table-cell table:style-name="ce4" table:formula="of:=AVERAGE([.D135:.E135])" office:value-type="float" office:value="7.61981914893617" calcext:value-type="float">
            <text:p>7.620</text:p>
          </table:table-cell>
          <table:table-cell office:value-type="float" office:value="6.35296453900709" calcext:value-type="float">
            <text:p>6.35296453900709</text:p>
          </table:table-cell>
          <table:table-cell office:value-type="float" office:value="8.88667375886525" calcext:value-type="float">
            <text:p>8.886673758865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1" calcext:value-type="date">
            <text:p>2020-05-21</text:p>
          </table:table-cell>
          <table:table-cell table:style-name="ce4" table:formula="of:=AVERAGE([.D136:.E136])" office:value-type="float" office:value="7.795125" calcext:value-type="float">
            <text:p>7.795</text:p>
          </table:table-cell>
          <table:table-cell office:value-type="float" office:value="6.48788888888889" calcext:value-type="float">
            <text:p>6.48788888888889</text:p>
          </table:table-cell>
          <table:table-cell office:value-type="float" office:value="9.10236111111111" calcext:value-type="float">
            <text:p>9.102361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2" calcext:value-type="date">
            <text:p>2020-05-22</text:p>
          </table:table-cell>
          <table:table-cell table:style-name="ce4" table:formula="of:=AVERAGE([.D137:.E137])" office:value-type="float" office:value="8.06304861111111" calcext:value-type="float">
            <text:p>8.063</text:p>
          </table:table-cell>
          <table:table-cell office:value-type="float" office:value="6.63588888888889" calcext:value-type="float">
            <text:p>6.63588888888889</text:p>
          </table:table-cell>
          <table:table-cell office:value-type="float" office:value="9.49020833333333" calcext:value-type="float">
            <text:p>9.49020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3" calcext:value-type="date">
            <text:p>2020-05-23</text:p>
          </table:table-cell>
          <table:table-cell table:style-name="ce4" table:formula="of:=AVERAGE([.D138:.E138])" office:value-type="float" office:value="8.18820833333333" calcext:value-type="float">
            <text:p>8.188</text:p>
          </table:table-cell>
          <table:table-cell office:value-type="float" office:value="6.65620833333333" calcext:value-type="float">
            <text:p>6.65620833333333</text:p>
          </table:table-cell>
          <table:table-cell office:value-type="float" office:value="9.72020833333333" calcext:value-type="float">
            <text:p>9.72020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4" calcext:value-type="date">
            <text:p>2020-05-24</text:p>
          </table:table-cell>
          <table:table-cell table:style-name="ce4" table:formula="of:=AVERAGE([.D139:.E139])" office:value-type="float" office:value="8.19927777777778" calcext:value-type="float">
            <text:p>8.199</text:p>
          </table:table-cell>
          <table:table-cell office:value-type="float" office:value="6.71619444444444" calcext:value-type="float">
            <text:p>6.71619444444444</text:p>
          </table:table-cell>
          <table:table-cell office:value-type="float" office:value="9.68236111111111" calcext:value-type="float">
            <text:p>9.682361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5" calcext:value-type="date">
            <text:p>2020-05-25</text:p>
          </table:table-cell>
          <table:table-cell table:style-name="ce4" table:formula="of:=AVERAGE([.D140:.E140])" office:value-type="float" office:value="8.36266666666667" calcext:value-type="float">
            <text:p>8.363</text:p>
          </table:table-cell>
          <table:table-cell office:value-type="float" office:value="6.78158333333333" calcext:value-type="float">
            <text:p>6.78158333333333</text:p>
          </table:table-cell>
          <table:table-cell office:value-type="float" office:value="9.94375" calcext:value-type="float">
            <text:p>9.94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6" calcext:value-type="date">
            <text:p>2020-05-26</text:p>
          </table:table-cell>
          <table:table-cell table:style-name="ce4" table:formula="of:=AVERAGE([.D141:.E141])" office:value-type="float" office:value="8.53090277777778" calcext:value-type="float">
            <text:p>8.531</text:p>
          </table:table-cell>
          <table:table-cell office:value-type="float" office:value="6.79173611111111" calcext:value-type="float">
            <text:p>6.79173611111111</text:p>
          </table:table-cell>
          <table:table-cell office:value-type="float" office:value="10.2700694444444" calcext:value-type="float">
            <text:p>10.27006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7" calcext:value-type="date">
            <text:p>2020-05-27</text:p>
          </table:table-cell>
          <table:table-cell table:style-name="ce4" table:formula="of:=AVERAGE([.D142:.E142])" office:value-type="float" office:value="8.87896527777778" calcext:value-type="float">
            <text:p>8.879</text:p>
          </table:table-cell>
          <table:table-cell office:value-type="float" office:value="7.02459722222222" calcext:value-type="float">
            <text:p>7.02459722222222</text:p>
          </table:table-cell>
          <table:table-cell office:value-type="float" office:value="10.7333333333333" calcext:value-type="float">
            <text:p>10.73333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8" calcext:value-type="date">
            <text:p>2020-05-28</text:p>
          </table:table-cell>
          <table:table-cell table:style-name="ce4" table:formula="of:=AVERAGE([.D143:.E143])" office:value-type="float" office:value="8.89103472222222" calcext:value-type="float">
            <text:p>8.891</text:p>
          </table:table-cell>
          <table:table-cell office:value-type="float" office:value="7.09665277777778" calcext:value-type="float">
            <text:p>7.09665277777778</text:p>
          </table:table-cell>
          <table:table-cell office:value-type="float" office:value="10.6854166666667" calcext:value-type="float">
            <text:p>10.68541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29" calcext:value-type="date">
            <text:p>2020-05-29</text:p>
          </table:table-cell>
          <table:table-cell table:style-name="ce4" table:formula="of:=AVERAGE([.D144:.E144])" office:value-type="float" office:value="8.92090625" calcext:value-type="float">
            <text:p>8.921</text:p>
          </table:table-cell>
          <table:table-cell office:value-type="float" office:value="7.15014583333333" calcext:value-type="float">
            <text:p>7.15014583333333</text:p>
          </table:table-cell>
          <table:table-cell office:value-type="float" office:value="10.6916666666667" calcext:value-type="float">
            <text:p>10.691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30" calcext:value-type="date">
            <text:p>2020-05-30</text:p>
          </table:table-cell>
          <table:table-cell table:style-name="ce4" table:formula="of:=AVERAGE([.D145:.E145])" office:value-type="float" office:value="8.91522569444444" calcext:value-type="float">
            <text:p>8.915</text:p>
          </table:table-cell>
          <table:table-cell office:value-type="float" office:value="7.15065972222222" calcext:value-type="float">
            <text:p>7.15065972222222</text:p>
          </table:table-cell>
          <table:table-cell office:value-type="float" office:value="10.6797916666667" calcext:value-type="float">
            <text:p>10.679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5-31" calcext:value-type="date">
            <text:p>2020-05-31</text:p>
          </table:table-cell>
          <table:table-cell table:style-name="ce4" table:formula="of:=AVERAGE([.D146:.E146])" office:value-type="float" office:value="9.06807291666667" calcext:value-type="float">
            <text:p>9.068</text:p>
          </table:table-cell>
          <table:table-cell office:value-type="float" office:value="7.24260416666667" calcext:value-type="float">
            <text:p>7.24260416666667</text:p>
          </table:table-cell>
          <table:table-cell office:value-type="float" office:value="10.8935416666667" calcext:value-type="float">
            <text:p>10.89354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01" calcext:value-type="date">
            <text:p>2020-06-01</text:p>
          </table:table-cell>
          <table:table-cell table:style-name="ce4" table:formula="of:=AVERAGE([.D147:.E147])" office:value-type="float" office:value="9.37875694444444" calcext:value-type="float">
            <text:p>9.379</text:p>
          </table:table-cell>
          <table:table-cell office:value-type="float" office:value="7.446125" calcext:value-type="float">
            <text:p>7.446125</text:p>
          </table:table-cell>
          <table:table-cell office:value-type="float" office:value="11.3113888888889" calcext:value-type="float">
            <text:p>11.3113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02" calcext:value-type="date">
            <text:p>2020-06-02</text:p>
          </table:table-cell>
          <table:table-cell table:style-name="ce4" table:formula="of:=AVERAGE([.D148:.E148])" office:value-type="float" office:value="9.41567708333333" calcext:value-type="float">
            <text:p>9.416</text:p>
          </table:table-cell>
          <table:table-cell office:value-type="float" office:value="7.51621527777778" calcext:value-type="float">
            <text:p>7.51621527777778</text:p>
          </table:table-cell>
          <table:table-cell office:value-type="float" office:value="11.3151388888889" calcext:value-type="float">
            <text:p>11.3151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03" calcext:value-type="date">
            <text:p>2020-06-03</text:p>
          </table:table-cell>
          <table:table-cell table:style-name="ce4" table:formula="of:=AVERAGE([.D149:.E149])" office:value-type="float" office:value="9.43864930555556" calcext:value-type="float">
            <text:p>9.439</text:p>
          </table:table-cell>
          <table:table-cell office:value-type="float" office:value="7.51264583333333" calcext:value-type="float">
            <text:p>7.51264583333333</text:p>
          </table:table-cell>
          <table:table-cell office:value-type="float" office:value="11.3646527777778" calcext:value-type="float">
            <text:p>11.3646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04" calcext:value-type="date">
            <text:p>2020-06-04</text:p>
          </table:table-cell>
          <table:table-cell table:style-name="ce4" table:formula="of:=AVERAGE([.D150:.E150])" office:value-type="float" office:value="9.61799652777778" calcext:value-type="float">
            <text:p>9.618</text:p>
          </table:table-cell>
          <table:table-cell office:value-type="float" office:value="7.47710416666667" calcext:value-type="float">
            <text:p>7.47710416666667</text:p>
          </table:table-cell>
          <table:table-cell office:value-type="float" office:value="11.7588888888889" calcext:value-type="float">
            <text:p>11.7588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05" calcext:value-type="date">
            <text:p>2020-06-05</text:p>
          </table:table-cell>
          <table:table-cell table:style-name="ce4" table:formula="of:=AVERAGE([.D151:.E151])" office:value-type="float" office:value="9.79400694444444" calcext:value-type="float">
            <text:p>9.794</text:p>
          </table:table-cell>
          <table:table-cell office:value-type="float" office:value="7.64718055555556" calcext:value-type="float">
            <text:p>7.64718055555556</text:p>
          </table:table-cell>
          <table:table-cell office:value-type="float" office:value="11.9408333333333" calcext:value-type="float">
            <text:p>11.94083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06" calcext:value-type="date">
            <text:p>2020-06-06</text:p>
          </table:table-cell>
          <table:table-cell table:style-name="ce4" table:formula="of:=AVERAGE([.D152:.E152])" office:value-type="float" office:value="9.80707291666667" calcext:value-type="float">
            <text:p>9.807</text:p>
          </table:table-cell>
          <table:table-cell office:value-type="float" office:value="7.65129861111111" calcext:value-type="float">
            <text:p>7.65129861111111</text:p>
          </table:table-cell>
          <table:table-cell office:value-type="float" office:value="11.9628472222222" calcext:value-type="float">
            <text:p>11.96284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07" calcext:value-type="date">
            <text:p>2020-06-07</text:p>
          </table:table-cell>
          <table:table-cell table:style-name="ce4" table:formula="of:=AVERAGE([.D153:.E153])" office:value-type="float" office:value="9.99322916666667" calcext:value-type="float">
            <text:p>9.993</text:p>
          </table:table-cell>
          <table:table-cell office:value-type="float" office:value="7.74694444444445" calcext:value-type="float">
            <text:p>7.74694444444445</text:p>
          </table:table-cell>
          <table:table-cell office:value-type="float" office:value="12.2395138888889" calcext:value-type="float">
            <text:p>12.23951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08" calcext:value-type="date">
            <text:p>2020-06-08</text:p>
          </table:table-cell>
          <table:table-cell table:style-name="ce4" table:formula="of:=AVERAGE([.D154:.E154])" office:value-type="float" office:value="10.0924444444444" calcext:value-type="float">
            <text:p>10.092</text:p>
          </table:table-cell>
          <table:table-cell office:value-type="float" office:value="7.91023611111111" calcext:value-type="float">
            <text:p>7.91023611111111</text:p>
          </table:table-cell>
          <table:table-cell office:value-type="float" office:value="12.2746527777778" calcext:value-type="float">
            <text:p>12.2746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09" calcext:value-type="date">
            <text:p>2020-06-09</text:p>
          </table:table-cell>
          <table:table-cell table:style-name="ce4" table:formula="of:=AVERAGE([.D155:.E155])" office:value-type="float" office:value="10.3335486111111" calcext:value-type="float">
            <text:p>10.334</text:p>
          </table:table-cell>
          <table:table-cell office:value-type="float" office:value="8.04918055555556" calcext:value-type="float">
            <text:p>8.04918055555556</text:p>
          </table:table-cell>
          <table:table-cell office:value-type="float" office:value="12.6179166666667" calcext:value-type="float">
            <text:p>12.61791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10" calcext:value-type="date">
            <text:p>2020-06-10</text:p>
          </table:table-cell>
          <table:table-cell table:style-name="ce4" table:formula="of:=AVERAGE([.D156:.E156])" office:value-type="float" office:value="10.4639930555556" calcext:value-type="float">
            <text:p>10.464</text:p>
          </table:table-cell>
          <table:table-cell office:value-type="float" office:value="8.14375" calcext:value-type="float">
            <text:p>8.14375</text:p>
          </table:table-cell>
          <table:table-cell office:value-type="float" office:value="12.7842361111111" calcext:value-type="float">
            <text:p>12.78423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11" calcext:value-type="date">
            <text:p>2020-06-11</text:p>
          </table:table-cell>
          <table:table-cell table:style-name="ce4" table:formula="of:=AVERAGE([.D157:.E157])" office:value-type="float" office:value="10.6534375" calcext:value-type="float">
            <text:p>10.653</text:p>
          </table:table-cell>
          <table:table-cell office:value-type="float" office:value="8.17347222222222" calcext:value-type="float">
            <text:p>8.17347222222222</text:p>
          </table:table-cell>
          <table:table-cell office:value-type="float" office:value="13.1334027777778" calcext:value-type="float">
            <text:p>13.13340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12" calcext:value-type="date">
            <text:p>2020-06-12</text:p>
          </table:table-cell>
          <table:table-cell table:style-name="ce4" table:formula="of:=AVERAGE([.D158:.E158])" office:value-type="float" office:value="10.8023958333333" calcext:value-type="float">
            <text:p>10.802</text:p>
          </table:table-cell>
          <table:table-cell office:value-type="float" office:value="8.28402777777778" calcext:value-type="float">
            <text:p>8.28402777777778</text:p>
          </table:table-cell>
          <table:table-cell office:value-type="float" office:value="13.3207638888889" calcext:value-type="float">
            <text:p>13.32076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13" calcext:value-type="date">
            <text:p>2020-06-13</text:p>
          </table:table-cell>
          <table:table-cell table:style-name="ce4" table:formula="of:=AVERAGE([.D159:.E159])" office:value-type="float" office:value="10.795" calcext:value-type="float">
            <text:p>10.795</text:p>
          </table:table-cell>
          <table:table-cell office:value-type="float" office:value="8.28309523809524" calcext:value-type="float">
            <text:p>8.28309523809524</text:p>
          </table:table-cell>
          <table:table-cell office:value-type="float" office:value="13.3069047619048" calcext:value-type="float">
            <text:p>13.306904761904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25" calcext:value-type="date">
            <text:p>2020-06-25</text:p>
          </table:table-cell>
          <table:table-cell table:style-name="ce4" table:formula="of:=AVERAGE([.D160:.E160])" office:value-type="float" office:value="11.742" calcext:value-type="float">
            <text:p>11.742</text:p>
          </table:table-cell>
          <table:table-cell office:value-type="float" office:value="8.87144444444444" calcext:value-type="float">
            <text:p>8.87144444444444</text:p>
          </table:table-cell>
          <table:table-cell office:value-type="float" office:value="14.6125555555556" calcext:value-type="float">
            <text:p>14.6125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26" calcext:value-type="date">
            <text:p>2020-06-26</text:p>
          </table:table-cell>
          <table:table-cell table:style-name="ce4" table:formula="of:=AVERAGE([.D161:.E161])" office:value-type="float" office:value="11.8872569444444" calcext:value-type="float">
            <text:p>11.887</text:p>
          </table:table-cell>
          <table:table-cell office:value-type="float" office:value="8.883125" calcext:value-type="float">
            <text:p>8.883125</text:p>
          </table:table-cell>
          <table:table-cell office:value-type="float" office:value="14.8913888888889" calcext:value-type="float">
            <text:p>14.8913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27" calcext:value-type="date">
            <text:p>2020-06-27</text:p>
          </table:table-cell>
          <table:table-cell table:style-name="ce4" table:formula="of:=AVERAGE([.D162:.E162])" office:value-type="float" office:value="11.3305208333333" calcext:value-type="float">
            <text:p>11.331</text:p>
          </table:table-cell>
          <table:table-cell office:value-type="float" office:value="9.04916666666667" calcext:value-type="float">
            <text:p>9.04916666666667</text:p>
          </table:table-cell>
          <table:table-cell office:value-type="float" office:value="13.611875" calcext:value-type="float">
            <text:p>13.6118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28" calcext:value-type="date">
            <text:p>2020-06-28</text:p>
          </table:table-cell>
          <table:table-cell table:style-name="ce4" table:formula="of:=AVERAGE([.D163:.E163])" office:value-type="float" office:value="11.0421875" calcext:value-type="float">
            <text:p>11.042</text:p>
          </table:table-cell>
          <table:table-cell office:value-type="float" office:value="9.150625" calcext:value-type="float">
            <text:p>9.150625</text:p>
          </table:table-cell>
          <table:table-cell office:value-type="float" office:value="12.93375" calcext:value-type="float">
            <text:p>12.93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29" calcext:value-type="date">
            <text:p>2020-06-29</text:p>
          </table:table-cell>
          <table:table-cell table:style-name="ce4" table:formula="of:=AVERAGE([.D164:.E164])" office:value-type="float" office:value="11.3145138888889" calcext:value-type="float">
            <text:p>11.315</text:p>
          </table:table-cell>
          <table:table-cell office:value-type="float" office:value="9.32652777777778" calcext:value-type="float">
            <text:p>9.32652777777778</text:p>
          </table:table-cell>
          <table:table-cell office:value-type="float" office:value="13.3025" calcext:value-type="float">
            <text:p>13.30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6-30" calcext:value-type="date">
            <text:p>2020-06-30</text:p>
          </table:table-cell>
          <table:table-cell table:style-name="ce4" table:formula="of:=AVERAGE([.D165:.E165])" office:value-type="float" office:value="11.2726736111111" calcext:value-type="float">
            <text:p>11.273</text:p>
          </table:table-cell>
          <table:table-cell office:value-type="float" office:value="9.27868055555556" calcext:value-type="float">
            <text:p>9.27868055555556</text:p>
          </table:table-cell>
          <table:table-cell office:value-type="float" office:value="13.2666666666667" calcext:value-type="float">
            <text:p>13.2666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01" calcext:value-type="date">
            <text:p>2020-07-01</text:p>
          </table:table-cell>
          <table:table-cell table:style-name="ce4" table:formula="of:=AVERAGE([.D166:.E166])" office:value-type="float" office:value="11.1750347222222" calcext:value-type="float">
            <text:p>11.175</text:p>
          </table:table-cell>
          <table:table-cell office:value-type="float" office:value="9.2925" calcext:value-type="float">
            <text:p>9.2925</text:p>
          </table:table-cell>
          <table:table-cell office:value-type="float" office:value="13.0575694444444" calcext:value-type="float">
            <text:p>13.05756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02" calcext:value-type="date">
            <text:p>2020-07-02</text:p>
          </table:table-cell>
          <table:table-cell table:style-name="ce4" table:formula="of:=AVERAGE([.D167:.E167])" office:value-type="float" office:value="11.2119097222222" calcext:value-type="float">
            <text:p>11.212</text:p>
          </table:table-cell>
          <table:table-cell office:value-type="float" office:value="9.40708333333333" calcext:value-type="float">
            <text:p>9.40708333333333</text:p>
          </table:table-cell>
          <table:table-cell office:value-type="float" office:value="13.0167361111111" calcext:value-type="float">
            <text:p>13.01673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03" calcext:value-type="date">
            <text:p>2020-07-03</text:p>
          </table:table-cell>
          <table:table-cell table:style-name="ce4" table:formula="of:=AVERAGE([.D168:.E168])" office:value-type="float" office:value="11.2608680555556" calcext:value-type="float">
            <text:p>11.261</text:p>
          </table:table-cell>
          <table:table-cell office:value-type="float" office:value="9.44791666666667" calcext:value-type="float">
            <text:p>9.44791666666667</text:p>
          </table:table-cell>
          <table:table-cell office:value-type="float" office:value="13.0738194444444" calcext:value-type="float">
            <text:p>13.07381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04" calcext:value-type="date">
            <text:p>2020-07-04</text:p>
          </table:table-cell>
          <table:table-cell table:style-name="ce4" table:formula="of:=AVERAGE([.D169:.E169])" office:value-type="float" office:value="11.3044791666667" calcext:value-type="float">
            <text:p>11.304</text:p>
          </table:table-cell>
          <table:table-cell office:value-type="float" office:value="9.47138888888889" calcext:value-type="float">
            <text:p>9.47138888888889</text:p>
          </table:table-cell>
          <table:table-cell office:value-type="float" office:value="13.1375694444444" calcext:value-type="float">
            <text:p>13.13756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05" calcext:value-type="date">
            <text:p>2020-07-05</text:p>
          </table:table-cell>
          <table:table-cell table:style-name="ce4" table:formula="of:=AVERAGE([.D170:.E170])" office:value-type="float" office:value="11.4599305555556" calcext:value-type="float">
            <text:p>11.460</text:p>
          </table:table-cell>
          <table:table-cell office:value-type="float" office:value="9.52291666666667" calcext:value-type="float">
            <text:p>9.52291666666667</text:p>
          </table:table-cell>
          <table:table-cell office:value-type="float" office:value="13.3969444444444" calcext:value-type="float">
            <text:p>13.39694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06" calcext:value-type="date">
            <text:p>2020-07-06</text:p>
          </table:table-cell>
          <table:table-cell table:style-name="ce4" table:formula="of:=AVERAGE([.D171:.E171])" office:value-type="float" office:value="11.4707291666667" calcext:value-type="float">
            <text:p>11.471</text:p>
          </table:table-cell>
          <table:table-cell office:value-type="float" office:value="9.51847222222222" calcext:value-type="float">
            <text:p>9.51847222222222</text:p>
          </table:table-cell>
          <table:table-cell office:value-type="float" office:value="13.4229861111111" calcext:value-type="float">
            <text:p>13.42298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07" calcext:value-type="date">
            <text:p>2020-07-07</text:p>
          </table:table-cell>
          <table:table-cell table:style-name="ce4" table:formula="of:=AVERAGE([.D172:.E172])" office:value-type="float" office:value="11.2725694444444" calcext:value-type="float">
            <text:p>11.273</text:p>
          </table:table-cell>
          <table:table-cell office:value-type="float" office:value="9.49541666666667" calcext:value-type="float">
            <text:p>9.49541666666667</text:p>
          </table:table-cell>
          <table:table-cell office:value-type="float" office:value="13.0497222222222" calcext:value-type="float">
            <text:p>13.04972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08" calcext:value-type="date">
            <text:p>2020-07-08</text:p>
          </table:table-cell>
          <table:table-cell table:style-name="ce4" table:formula="of:=AVERAGE([.D173:.E173])" office:value-type="float" office:value="11.3694791666667" calcext:value-type="float">
            <text:p>11.369</text:p>
          </table:table-cell>
          <table:table-cell office:value-type="float" office:value="9.591875" calcext:value-type="float">
            <text:p>9.591875</text:p>
          </table:table-cell>
          <table:table-cell office:value-type="float" office:value="13.1470833333333" calcext:value-type="float">
            <text:p>13.1470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09" calcext:value-type="date">
            <text:p>2020-07-09</text:p>
          </table:table-cell>
          <table:table-cell table:style-name="ce4" table:formula="of:=AVERAGE([.D174:.E174])" office:value-type="float" office:value="11.5813888888889" calcext:value-type="float">
            <text:p>11.581</text:p>
          </table:table-cell>
          <table:table-cell office:value-type="float" office:value="9.63395833333333" calcext:value-type="float">
            <text:p>9.63395833333333</text:p>
          </table:table-cell>
          <table:table-cell office:value-type="float" office:value="13.5288194444444" calcext:value-type="float">
            <text:p>13.52881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0" calcext:value-type="date">
            <text:p>2020-07-10</text:p>
          </table:table-cell>
          <table:table-cell table:style-name="ce4" table:formula="of:=AVERAGE([.D175:.E175])" office:value-type="float" office:value="11.7939930555556" calcext:value-type="float">
            <text:p>11.794</text:p>
          </table:table-cell>
          <table:table-cell office:value-type="float" office:value="9.70777777777778" calcext:value-type="float">
            <text:p>9.70777777777778</text:p>
          </table:table-cell>
          <table:table-cell office:value-type="float" office:value="13.8802083333333" calcext:value-type="float">
            <text:p>13.8802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1" calcext:value-type="date">
            <text:p>2020-07-11</text:p>
          </table:table-cell>
          <table:table-cell table:style-name="ce4" table:formula="of:=AVERAGE([.D176:.E176])" office:value-type="float" office:value="11.8879942375887" calcext:value-type="float">
            <text:p>11.888</text:p>
          </table:table-cell>
          <table:table-cell office:value-type="float" office:value="9.90891843971631" calcext:value-type="float">
            <text:p>9.90891843971631</text:p>
          </table:table-cell>
          <table:table-cell office:value-type="float" office:value="13.867070035461" calcext:value-type="float">
            <text:p>13.86707003546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2" calcext:value-type="date">
            <text:p>2020-07-12</text:p>
          </table:table-cell>
          <table:table-cell table:style-name="ce4" table:formula="of:=AVERAGE([.D177:.E177])" office:value-type="float" office:value="12.0772569444444" calcext:value-type="float">
            <text:p>12.077</text:p>
          </table:table-cell>
          <table:table-cell office:value-type="float" office:value="10.0688888888889" calcext:value-type="float">
            <text:p>10.0688888888889</text:p>
          </table:table-cell>
          <table:table-cell office:value-type="float" office:value="14.085625" calcext:value-type="float">
            <text:p>14.0856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3" calcext:value-type="date">
            <text:p>2020-07-13</text:p>
          </table:table-cell>
          <table:table-cell table:style-name="ce4" table:formula="of:=AVERAGE([.D178:.E178])" office:value-type="float" office:value="12.4089236111111" calcext:value-type="float">
            <text:p>12.409</text:p>
          </table:table-cell>
          <table:table-cell office:value-type="float" office:value="10.1689583333333" calcext:value-type="float">
            <text:p>10.1689583333333</text:p>
          </table:table-cell>
          <table:table-cell office:value-type="float" office:value="14.6488888888889" calcext:value-type="float">
            <text:p>14.6488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4" calcext:value-type="date">
            <text:p>2020-07-14</text:p>
          </table:table-cell>
          <table:table-cell table:style-name="ce4" table:formula="of:=AVERAGE([.D179:.E179])" office:value-type="float" office:value="12.4138541666667" calcext:value-type="float">
            <text:p>12.414</text:p>
          </table:table-cell>
          <table:table-cell office:value-type="float" office:value="10.23875" calcext:value-type="float">
            <text:p>10.23875</text:p>
          </table:table-cell>
          <table:table-cell office:value-type="float" office:value="14.5889583333333" calcext:value-type="float">
            <text:p>14.58895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5" calcext:value-type="date">
            <text:p>2020-07-15</text:p>
          </table:table-cell>
          <table:table-cell table:style-name="ce4" table:formula="of:=AVERAGE([.D180:.E180])" office:value-type="float" office:value="12.4936805555556" calcext:value-type="float">
            <text:p>12.494</text:p>
          </table:table-cell>
          <table:table-cell office:value-type="float" office:value="10.2432638888889" calcext:value-type="float">
            <text:p>10.2432638888889</text:p>
          </table:table-cell>
          <table:table-cell office:value-type="float" office:value="14.7440972222222" calcext:value-type="float">
            <text:p>14.74409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6" calcext:value-type="date">
            <text:p>2020-07-16</text:p>
          </table:table-cell>
          <table:table-cell table:style-name="ce4" table:formula="of:=AVERAGE([.D181:.E181])" office:value-type="float" office:value="12.7225694444444" calcext:value-type="float">
            <text:p>12.723</text:p>
          </table:table-cell>
          <table:table-cell office:value-type="float" office:value="10.3309722222222" calcext:value-type="float">
            <text:p>10.3309722222222</text:p>
          </table:table-cell>
          <table:table-cell office:value-type="float" office:value="15.1141666666667" calcext:value-type="float">
            <text:p>15.1141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7" calcext:value-type="date">
            <text:p>2020-07-17</text:p>
          </table:table-cell>
          <table:table-cell table:style-name="ce4" table:formula="of:=AVERAGE([.D182:.E182])" office:value-type="float" office:value="13.1140277777778" calcext:value-type="float">
            <text:p>13.114</text:p>
          </table:table-cell>
          <table:table-cell office:value-type="float" office:value="10.4952083333333" calcext:value-type="float">
            <text:p>10.4952083333333</text:p>
          </table:table-cell>
          <table:table-cell office:value-type="float" office:value="15.7328472222222" calcext:value-type="float">
            <text:p>15.73284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8" calcext:value-type="date">
            <text:p>2020-07-18</text:p>
          </table:table-cell>
          <table:table-cell table:style-name="ce4" table:formula="of:=AVERAGE([.D183:.E183])" office:value-type="float" office:value="13.0817708333333" calcext:value-type="float">
            <text:p>13.082</text:p>
          </table:table-cell>
          <table:table-cell office:value-type="float" office:value="10.6943055555556" calcext:value-type="float">
            <text:p>10.6943055555556</text:p>
          </table:table-cell>
          <table:table-cell office:value-type="float" office:value="15.4692361111111" calcext:value-type="float">
            <text:p>15.46923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19" calcext:value-type="date">
            <text:p>2020-07-19</text:p>
          </table:table-cell>
          <table:table-cell table:style-name="ce4" table:formula="of:=AVERAGE([.D184:.E184])" office:value-type="float" office:value="13.2205902777778" calcext:value-type="float">
            <text:p>13.221</text:p>
          </table:table-cell>
          <table:table-cell office:value-type="float" office:value="10.6796527777778" calcext:value-type="float">
            <text:p>10.6796527777778</text:p>
          </table:table-cell>
          <table:table-cell office:value-type="float" office:value="15.7615277777778" calcext:value-type="float">
            <text:p>15.76152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0" calcext:value-type="date">
            <text:p>2020-07-20</text:p>
          </table:table-cell>
          <table:table-cell table:style-name="ce4" table:formula="of:=AVERAGE([.D185:.E185])" office:value-type="float" office:value="13.2587847222222" calcext:value-type="float">
            <text:p>13.259</text:p>
          </table:table-cell>
          <table:table-cell office:value-type="float" office:value="10.8199305555556" calcext:value-type="float">
            <text:p>10.8199305555556</text:p>
          </table:table-cell>
          <table:table-cell office:value-type="float" office:value="15.6976388888889" calcext:value-type="float">
            <text:p>15.6976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1" calcext:value-type="date">
            <text:p>2020-07-21</text:p>
          </table:table-cell>
          <table:table-cell table:style-name="ce4" table:formula="of:=AVERAGE([.D186:.E186])" office:value-type="float" office:value="13.5559722222222" calcext:value-type="float">
            <text:p>13.556</text:p>
          </table:table-cell>
          <table:table-cell office:value-type="float" office:value="11.1380555555556" calcext:value-type="float">
            <text:p>11.1380555555556</text:p>
          </table:table-cell>
          <table:table-cell office:value-type="float" office:value="15.9738888888889" calcext:value-type="float">
            <text:p>15.9738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2" calcext:value-type="date">
            <text:p>2020-07-22</text:p>
          </table:table-cell>
          <table:table-cell table:style-name="ce4" table:formula="of:=AVERAGE([.D187:.E187])" office:value-type="float" office:value="13.5406597222222" calcext:value-type="float">
            <text:p>13.541</text:p>
          </table:table-cell>
          <table:table-cell office:value-type="float" office:value="11.1664583333333" calcext:value-type="float">
            <text:p>11.1664583333333</text:p>
          </table:table-cell>
          <table:table-cell office:value-type="float" office:value="15.9148611111111" calcext:value-type="float">
            <text:p>15.91486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3" calcext:value-type="date">
            <text:p>2020-07-23</text:p>
          </table:table-cell>
          <table:table-cell table:style-name="ce4" table:formula="of:=AVERAGE([.D188:.E188])" office:value-type="float" office:value="13.4546180555556" calcext:value-type="float">
            <text:p>13.455</text:p>
          </table:table-cell>
          <table:table-cell office:value-type="float" office:value="11.1750694444444" calcext:value-type="float">
            <text:p>11.1750694444444</text:p>
          </table:table-cell>
          <table:table-cell office:value-type="float" office:value="15.7341666666667" calcext:value-type="float">
            <text:p>15.7341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4" calcext:value-type="date">
            <text:p>2020-07-24</text:p>
          </table:table-cell>
          <table:table-cell table:style-name="ce4" table:formula="of:=AVERAGE([.D189:.E189])" office:value-type="float" office:value="13.6196527777778" calcext:value-type="float">
            <text:p>13.620</text:p>
          </table:table-cell>
          <table:table-cell office:value-type="float" office:value="11.140625" calcext:value-type="float">
            <text:p>11.140625</text:p>
          </table:table-cell>
          <table:table-cell office:value-type="float" office:value="16.0986805555555" calcext:value-type="float">
            <text:p>16.098680555555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5" calcext:value-type="date">
            <text:p>2020-07-25</text:p>
          </table:table-cell>
          <table:table-cell table:style-name="ce4" table:formula="of:=AVERAGE([.D190:.E190])" office:value-type="float" office:value="13.7683680555556" calcext:value-type="float">
            <text:p>13.768</text:p>
          </table:table-cell>
          <table:table-cell office:value-type="float" office:value="11.2188194444444" calcext:value-type="float">
            <text:p>11.2188194444444</text:p>
          </table:table-cell>
          <table:table-cell office:value-type="float" office:value="16.3179166666667" calcext:value-type="float">
            <text:p>16.31791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6" calcext:value-type="date">
            <text:p>2020-07-26</text:p>
          </table:table-cell>
          <table:table-cell table:style-name="ce4" table:formula="of:=AVERAGE([.D191:.E191])" office:value-type="float" office:value="13.8940625" calcext:value-type="float">
            <text:p>13.894</text:p>
          </table:table-cell>
          <table:table-cell office:value-type="float" office:value="11.1995138888889" calcext:value-type="float">
            <text:p>11.1995138888889</text:p>
          </table:table-cell>
          <table:table-cell office:value-type="float" office:value="16.5886111111111" calcext:value-type="float">
            <text:p>16.58861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7" calcext:value-type="date">
            <text:p>2020-07-27</text:p>
          </table:table-cell>
          <table:table-cell table:style-name="ce4" table:formula="of:=AVERAGE([.D192:.E192])" office:value-type="float" office:value="13.7938194444444" calcext:value-type="float">
            <text:p>13.794</text:p>
          </table:table-cell>
          <table:table-cell office:value-type="float" office:value="11.1361805555556" calcext:value-type="float">
            <text:p>11.1361805555556</text:p>
          </table:table-cell>
          <table:table-cell office:value-type="float" office:value="16.4514583333333" calcext:value-type="float">
            <text:p>16.45145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8" calcext:value-type="date">
            <text:p>2020-07-28</text:p>
          </table:table-cell>
          <table:table-cell table:style-name="ce4" table:formula="of:=AVERAGE([.D193:.E193])" office:value-type="float" office:value="13.8569097222222" calcext:value-type="float">
            <text:p>13.857</text:p>
          </table:table-cell>
          <table:table-cell office:value-type="float" office:value="11.2685416666667" calcext:value-type="float">
            <text:p>11.2685416666667</text:p>
          </table:table-cell>
          <table:table-cell office:value-type="float" office:value="16.4452777777778" calcext:value-type="float">
            <text:p>16.4452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29" calcext:value-type="date">
            <text:p>2020-07-29</text:p>
          </table:table-cell>
          <table:table-cell table:style-name="ce4" table:formula="of:=AVERAGE([.D194:.E194])" office:value-type="float" office:value="14.0334027777778" calcext:value-type="float">
            <text:p>14.033</text:p>
          </table:table-cell>
          <table:table-cell office:value-type="float" office:value="11.7031944444444" calcext:value-type="float">
            <text:p>11.7031944444444</text:p>
          </table:table-cell>
          <table:table-cell office:value-type="float" office:value="16.3636111111111" calcext:value-type="float">
            <text:p>16.36361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30" calcext:value-type="date">
            <text:p>2020-07-30</text:p>
          </table:table-cell>
          <table:table-cell table:style-name="ce4" table:formula="of:=AVERAGE([.D195:.E195])" office:value-type="float" office:value="13.9663888888889" calcext:value-type="float">
            <text:p>13.966</text:p>
          </table:table-cell>
          <table:table-cell office:value-type="float" office:value="11.7586805555556" calcext:value-type="float">
            <text:p>11.7586805555556</text:p>
          </table:table-cell>
          <table:table-cell office:value-type="float" office:value="16.1740972222222" calcext:value-type="float">
            <text:p>16.17409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7-31" calcext:value-type="date">
            <text:p>2020-07-31</text:p>
          </table:table-cell>
          <table:table-cell table:style-name="ce4" table:formula="of:=AVERAGE([.D196:.E196])" office:value-type="float" office:value="13.9401388888889" calcext:value-type="float">
            <text:p>13.940</text:p>
          </table:table-cell>
          <table:table-cell office:value-type="float" office:value="11.4683333333333" calcext:value-type="float">
            <text:p>11.4683333333333</text:p>
          </table:table-cell>
          <table:table-cell office:value-type="float" office:value="16.4119444444444" calcext:value-type="float">
            <text:p>16.41194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01" calcext:value-type="date">
            <text:p>2020-08-01</text:p>
          </table:table-cell>
          <table:table-cell table:style-name="ce4" table:formula="of:=AVERAGE([.D197:.E197])" office:value-type="float" office:value="13.7651388888889" calcext:value-type="float">
            <text:p>13.765</text:p>
          </table:table-cell>
          <table:table-cell office:value-type="float" office:value="11.3947222222222" calcext:value-type="float">
            <text:p>11.3947222222222</text:p>
          </table:table-cell>
          <table:table-cell office:value-type="float" office:value="16.1355555555556" calcext:value-type="float">
            <text:p>16.1355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02" calcext:value-type="date">
            <text:p>2020-08-02</text:p>
          </table:table-cell>
          <table:table-cell table:style-name="ce4" table:formula="of:=AVERAGE([.D198:.E198])" office:value-type="float" office:value="14.0761111111111" calcext:value-type="float">
            <text:p>14.076</text:p>
          </table:table-cell>
          <table:table-cell office:value-type="float" office:value="11.7169444444444" calcext:value-type="float">
            <text:p>11.7169444444444</text:p>
          </table:table-cell>
          <table:table-cell office:value-type="float" office:value="16.4352777777778" calcext:value-type="float">
            <text:p>16.4352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03" calcext:value-type="date">
            <text:p>2020-08-03</text:p>
          </table:table-cell>
          <table:table-cell table:style-name="ce4" table:formula="of:=AVERAGE([.D199:.E199])" office:value-type="float" office:value="14.2729513888889" calcext:value-type="float">
            <text:p>14.273</text:p>
          </table:table-cell>
          <table:table-cell office:value-type="float" office:value="11.76875" calcext:value-type="float">
            <text:p>11.76875</text:p>
          </table:table-cell>
          <table:table-cell office:value-type="float" office:value="16.7771527777778" calcext:value-type="float">
            <text:p>16.7771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04" calcext:value-type="date">
            <text:p>2020-08-04</text:p>
          </table:table-cell>
          <table:table-cell table:style-name="ce4" table:formula="of:=AVERAGE([.D200:.E200])" office:value-type="float" office:value="14.1650694444444" calcext:value-type="float">
            <text:p>14.165</text:p>
          </table:table-cell>
          <table:table-cell office:value-type="float" office:value="11.7138888888889" calcext:value-type="float">
            <text:p>11.7138888888889</text:p>
          </table:table-cell>
          <table:table-cell office:value-type="float" office:value="16.61625" calcext:value-type="float">
            <text:p>16.616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05" calcext:value-type="date">
            <text:p>2020-08-05</text:p>
          </table:table-cell>
          <table:table-cell table:style-name="ce4" table:formula="of:=AVERAGE([.D201:.E201])" office:value-type="float" office:value="14.2013888888889" calcext:value-type="float">
            <text:p>14.201</text:p>
          </table:table-cell>
          <table:table-cell office:value-type="float" office:value="11.90875" calcext:value-type="float">
            <text:p>11.90875</text:p>
          </table:table-cell>
          <table:table-cell office:value-type="float" office:value="16.4940277777778" calcext:value-type="float">
            <text:p>16.49402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06" calcext:value-type="date">
            <text:p>2020-08-06</text:p>
          </table:table-cell>
          <table:table-cell table:style-name="ce4" table:formula="of:=AVERAGE([.D202:.E202])" office:value-type="float" office:value="14.1385416666667" calcext:value-type="float">
            <text:p>14.139</text:p>
          </table:table-cell>
          <table:table-cell office:value-type="float" office:value="12.1765277777778" calcext:value-type="float">
            <text:p>12.1765277777778</text:p>
          </table:table-cell>
          <table:table-cell office:value-type="float" office:value="16.1005555555556" calcext:value-type="float">
            <text:p>16.1005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07" calcext:value-type="date">
            <text:p>2020-08-07</text:p>
          </table:table-cell>
          <table:table-cell table:style-name="ce4" table:formula="of:=AVERAGE([.D203:.E203])" office:value-type="float" office:value="14.2202083333333" calcext:value-type="float">
            <text:p>14.220</text:p>
          </table:table-cell>
          <table:table-cell office:value-type="float" office:value="12.4161805555556" calcext:value-type="float">
            <text:p>12.4161805555556</text:p>
          </table:table-cell>
          <table:table-cell office:value-type="float" office:value="16.0242361111111" calcext:value-type="float">
            <text:p>16.02423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08" calcext:value-type="date">
            <text:p>2020-08-08</text:p>
          </table:table-cell>
          <table:table-cell table:style-name="ce4" table:formula="of:=AVERAGE([.D204:.E204])" office:value-type="float" office:value="14.1113194444444" calcext:value-type="float">
            <text:p>14.111</text:p>
          </table:table-cell>
          <table:table-cell office:value-type="float" office:value="12.5205555555556" calcext:value-type="float">
            <text:p>12.5205555555556</text:p>
          </table:table-cell>
          <table:table-cell office:value-type="float" office:value="15.7020833333333" calcext:value-type="float">
            <text:p>15.7020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09" calcext:value-type="date">
            <text:p>2020-08-09</text:p>
          </table:table-cell>
          <table:table-cell table:style-name="ce4" table:formula="of:=AVERAGE([.D205:.E205])" office:value-type="float" office:value="13.8895486111111" calcext:value-type="float">
            <text:p>13.890</text:p>
          </table:table-cell>
          <table:table-cell office:value-type="float" office:value="12.53875" calcext:value-type="float">
            <text:p>12.53875</text:p>
          </table:table-cell>
          <table:table-cell office:value-type="float" office:value="15.2403472222222" calcext:value-type="float">
            <text:p>15.24034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0" calcext:value-type="date">
            <text:p>2020-08-10</text:p>
          </table:table-cell>
          <table:table-cell table:style-name="ce4" table:formula="of:=AVERAGE([.D206:.E206])" office:value-type="float" office:value="13.8445833333333" calcext:value-type="float">
            <text:p>13.845</text:p>
          </table:table-cell>
          <table:table-cell office:value-type="float" office:value="12.8020833333333" calcext:value-type="float">
            <text:p>12.8020833333333</text:p>
          </table:table-cell>
          <table:table-cell office:value-type="float" office:value="14.8870833333333" calcext:value-type="float">
            <text:p>14.8870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1" calcext:value-type="date">
            <text:p>2020-08-11</text:p>
          </table:table-cell>
          <table:table-cell table:style-name="ce4" table:formula="of:=AVERAGE([.D207:.E207])" office:value-type="float" office:value="13.5878819444444" calcext:value-type="float">
            <text:p>13.588</text:p>
          </table:table-cell>
          <table:table-cell office:value-type="float" office:value="12.8321527777778" calcext:value-type="float">
            <text:p>12.8321527777778</text:p>
          </table:table-cell>
          <table:table-cell office:value-type="float" office:value="14.3436111111111" calcext:value-type="float">
            <text:p>14.34361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2" calcext:value-type="date">
            <text:p>2020-08-12</text:p>
          </table:table-cell>
          <table:table-cell table:style-name="ce4" table:formula="of:=AVERAGE([.D208:.E208])" office:value-type="float" office:value="13.4331597222222" calcext:value-type="float">
            <text:p>13.433</text:p>
          </table:table-cell>
          <table:table-cell office:value-type="float" office:value="12.7545138888889" calcext:value-type="float">
            <text:p>12.7545138888889</text:p>
          </table:table-cell>
          <table:table-cell office:value-type="float" office:value="14.1118055555556" calcext:value-type="float">
            <text:p>14.11180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3" calcext:value-type="date">
            <text:p>2020-08-13</text:p>
          </table:table-cell>
          <table:table-cell table:style-name="ce4" table:formula="of:=AVERAGE([.D209:.E209])" office:value-type="float" office:value="13.3855208333333" calcext:value-type="float">
            <text:p>13.386</text:p>
          </table:table-cell>
          <table:table-cell office:value-type="float" office:value="12.7342361111111" calcext:value-type="float">
            <text:p>12.7342361111111</text:p>
          </table:table-cell>
          <table:table-cell office:value-type="float" office:value="14.0368055555556" calcext:value-type="float">
            <text:p>14.03680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4" calcext:value-type="date">
            <text:p>2020-08-14</text:p>
          </table:table-cell>
          <table:table-cell table:style-name="ce4" table:formula="of:=AVERAGE([.D210:.E210])" office:value-type="float" office:value="13.3404166666667" calcext:value-type="float">
            <text:p>13.340</text:p>
          </table:table-cell>
          <table:table-cell office:value-type="float" office:value="12.7465277777778" calcext:value-type="float">
            <text:p>12.7465277777778</text:p>
          </table:table-cell>
          <table:table-cell office:value-type="float" office:value="13.9343055555556" calcext:value-type="float">
            <text:p>13.93430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5" calcext:value-type="date">
            <text:p>2020-08-15</text:p>
          </table:table-cell>
          <table:table-cell table:style-name="ce4" table:formula="of:=AVERAGE([.D211:.E211])" office:value-type="float" office:value="13.4174652777778" calcext:value-type="float">
            <text:p>13.417</text:p>
          </table:table-cell>
          <table:table-cell office:value-type="float" office:value="12.8184027777778" calcext:value-type="float">
            <text:p>12.8184027777778</text:p>
          </table:table-cell>
          <table:table-cell office:value-type="float" office:value="14.0165277777778" calcext:value-type="float">
            <text:p>14.01652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6" calcext:value-type="date">
            <text:p>2020-08-16</text:p>
          </table:table-cell>
          <table:table-cell table:style-name="ce4" table:formula="of:=AVERAGE([.D212:.E212])" office:value-type="float" office:value="13.4953125" calcext:value-type="float">
            <text:p>13.495</text:p>
          </table:table-cell>
          <table:table-cell office:value-type="float" office:value="12.9750694444444" calcext:value-type="float">
            <text:p>12.9750694444444</text:p>
          </table:table-cell>
          <table:table-cell office:value-type="float" office:value="14.0155555555556" calcext:value-type="float">
            <text:p>14.0155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7" calcext:value-type="date">
            <text:p>2020-08-17</text:p>
          </table:table-cell>
          <table:table-cell table:style-name="ce4" table:formula="of:=AVERAGE([.D213:.E213])" office:value-type="float" office:value="13.5384877364066" calcext:value-type="float">
            <text:p>13.538</text:p>
          </table:table-cell>
          <table:table-cell office:value-type="float" office:value="13.0750694444444" calcext:value-type="float">
            <text:p>13.0750694444444</text:p>
          </table:table-cell>
          <table:table-cell office:value-type="float" office:value="14.0019060283688" calcext:value-type="float">
            <text:p>14.001906028368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8" calcext:value-type="date">
            <text:p>2020-08-18</text:p>
          </table:table-cell>
          <table:table-cell table:style-name="ce4" table:formula="of:=AVERAGE([.D214:.E214])" office:value-type="float" office:value="13.5156597222222" calcext:value-type="float">
            <text:p>13.516</text:p>
          </table:table-cell>
          <table:table-cell office:value-type="float" office:value="13.0913194444444" calcext:value-type="float">
            <text:p>13.0913194444444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19" calcext:value-type="date">
            <text:p>2020-08-19</text:p>
          </table:table-cell>
          <table:table-cell table:style-name="ce4" table:formula="of:=AVERAGE([.D215:.E215])" office:value-type="float" office:value="13.4741666666667" calcext:value-type="float">
            <text:p>13.474</text:p>
          </table:table-cell>
          <table:table-cell office:value-type="float" office:value="13.1607638888889" calcext:value-type="float">
            <text:p>13.1607638888889</text:p>
          </table:table-cell>
          <table:table-cell office:value-type="float" office:value="13.7875694444444" calcext:value-type="float">
            <text:p>13.78756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0" calcext:value-type="date">
            <text:p>2020-08-20</text:p>
          </table:table-cell>
          <table:table-cell table:style-name="ce4" table:formula="of:=AVERAGE([.D216:.E216])" office:value-type="float" office:value="13.5660416666667" calcext:value-type="float">
            <text:p>13.566</text:p>
          </table:table-cell>
          <table:table-cell office:value-type="float" office:value="13.2664583333333" calcext:value-type="float">
            <text:p>13.2664583333333</text:p>
          </table:table-cell>
          <table:table-cell office:value-type="float" office:value="13.865625" calcext:value-type="float">
            <text:p>13.8656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1" calcext:value-type="date">
            <text:p>2020-08-21</text:p>
          </table:table-cell>
          <table:table-cell table:style-name="ce4" table:formula="of:=AVERAGE([.D217:.E217])" office:value-type="float" office:value="13.690625" calcext:value-type="float">
            <text:p>13.691</text:p>
          </table:table-cell>
          <table:table-cell office:value-type="float" office:value="13.4147222222222" calcext:value-type="float">
            <text:p>13.4147222222222</text:p>
          </table:table-cell>
          <table:table-cell office:value-type="float" office:value="13.9665277777778" calcext:value-type="float">
            <text:p>13.96652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2" calcext:value-type="date">
            <text:p>2020-08-22</text:p>
          </table:table-cell>
          <table:table-cell table:style-name="ce4" table:formula="of:=AVERAGE([.D218:.E218])" office:value-type="float" office:value="13.7079861111111" calcext:value-type="float">
            <text:p>13.708</text:p>
          </table:table-cell>
          <table:table-cell office:value-type="float" office:value="13.4527083333333" calcext:value-type="float">
            <text:p>13.4527083333333</text:p>
          </table:table-cell>
          <table:table-cell office:value-type="float" office:value="13.9632638888889" calcext:value-type="float">
            <text:p>13.96326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3" calcext:value-type="date">
            <text:p>2020-08-23</text:p>
          </table:table-cell>
          <table:table-cell table:style-name="ce4" table:formula="of:=AVERAGE([.D219:.E219])" office:value-type="float" office:value="13.6354166666667" calcext:value-type="float">
            <text:p>13.635</text:p>
          </table:table-cell>
          <table:table-cell office:value-type="float" office:value="13.4093055555556" calcext:value-type="float">
            <text:p>13.4093055555556</text:p>
          </table:table-cell>
          <table:table-cell office:value-type="float" office:value="13.8615277777778" calcext:value-type="float">
            <text:p>13.86152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4" calcext:value-type="date">
            <text:p>2020-08-24</text:p>
          </table:table-cell>
          <table:table-cell table:style-name="ce4" table:formula="of:=AVERAGE([.D220:.E220])" office:value-type="float" office:value="13.6682291666667" calcext:value-type="float">
            <text:p>13.668</text:p>
          </table:table-cell>
          <table:table-cell office:value-type="float" office:value="13.4758333333333" calcext:value-type="float">
            <text:p>13.4758333333333</text:p>
          </table:table-cell>
          <table:table-cell office:value-type="float" office:value="13.860625" calcext:value-type="float">
            <text:p>13.8606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5" calcext:value-type="date">
            <text:p>2020-08-25</text:p>
          </table:table-cell>
          <table:table-cell table:style-name="ce4" table:formula="of:=AVERAGE([.D221:.E221])" office:value-type="float" office:value="13.7255902777778" calcext:value-type="float">
            <text:p>13.726</text:p>
          </table:table-cell>
          <table:table-cell office:value-type="float" office:value="13.5615972222222" calcext:value-type="float">
            <text:p>13.5615972222222</text:p>
          </table:table-cell>
          <table:table-cell office:value-type="float" office:value="13.8895833333333" calcext:value-type="float">
            <text:p>13.8895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6" calcext:value-type="date">
            <text:p>2020-08-26</text:p>
          </table:table-cell>
          <table:table-cell table:style-name="ce4" table:formula="of:=AVERAGE([.D222:.E222])" office:value-type="float" office:value="13.7569444444444" calcext:value-type="float">
            <text:p>13.757</text:p>
          </table:table-cell>
          <table:table-cell office:value-type="float" office:value="13.6325" calcext:value-type="float">
            <text:p>13.6325</text:p>
          </table:table-cell>
          <table:table-cell office:value-type="float" office:value="13.8813888888889" calcext:value-type="float">
            <text:p>13.8813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7" calcext:value-type="date">
            <text:p>2020-08-27</text:p>
          </table:table-cell>
          <table:table-cell table:style-name="ce4" table:formula="of:=AVERAGE([.D223:.E223])" office:value-type="float" office:value="13.8279166666667" calcext:value-type="float">
            <text:p>13.828</text:p>
          </table:table-cell>
          <table:table-cell office:value-type="float" office:value="13.71625" calcext:value-type="float">
            <text:p>13.71625</text:p>
          </table:table-cell>
          <table:table-cell office:value-type="float" office:value="13.9395833333333" calcext:value-type="float">
            <text:p>13.9395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8" calcext:value-type="date">
            <text:p>2020-08-28</text:p>
          </table:table-cell>
          <table:table-cell table:style-name="ce4" table:formula="of:=AVERAGE([.D224:.E224])" office:value-type="float" office:value="13.8745138888889" calcext:value-type="float">
            <text:p>13.875</text:p>
          </table:table-cell>
          <table:table-cell office:value-type="float" office:value="13.7752083333333" calcext:value-type="float">
            <text:p>13.7752083333333</text:p>
          </table:table-cell>
          <table:table-cell office:value-type="float" office:value="13.9738194444444" calcext:value-type="float">
            <text:p>13.97381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29" calcext:value-type="date">
            <text:p>2020-08-29</text:p>
          </table:table-cell>
          <table:table-cell table:style-name="ce4" table:formula="of:=AVERAGE([.D225:.E225])" office:value-type="float" office:value="13.9186458333333" calcext:value-type="float">
            <text:p>13.919</text:p>
          </table:table-cell>
          <table:table-cell office:value-type="float" office:value="13.8380555555556" calcext:value-type="float">
            <text:p>13.8380555555556</text:p>
          </table:table-cell>
          <table:table-cell office:value-type="float" office:value="13.9992361111111" calcext:value-type="float">
            <text:p>13.99923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30" calcext:value-type="date">
            <text:p>2020-08-30</text:p>
          </table:table-cell>
          <table:table-cell table:style-name="ce4" table:formula="of:=AVERAGE([.D226:.E226])" office:value-type="float" office:value="14.0483333333333" calcext:value-type="float">
            <text:p>14.048</text:p>
          </table:table-cell>
          <table:table-cell office:value-type="float" office:value="13.9582638888889" calcext:value-type="float">
            <text:p>13.9582638888889</text:p>
          </table:table-cell>
          <table:table-cell office:value-type="float" office:value="14.1384027777778" calcext:value-type="float">
            <text:p>14.13840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8-31" calcext:value-type="date">
            <text:p>2020-08-31</text:p>
          </table:table-cell>
          <table:table-cell table:style-name="ce4" table:formula="of:=AVERAGE([.D227:.E227])" office:value-type="float" office:value="14.2187847222222" calcext:value-type="float">
            <text:p>14.219</text:p>
          </table:table-cell>
          <table:table-cell office:value-type="float" office:value="14.1025694444444" calcext:value-type="float">
            <text:p>14.1025694444444</text:p>
          </table:table-cell>
          <table:table-cell office:value-type="float" office:value="14.335" calcext:value-type="float">
            <text:p>14.33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01" calcext:value-type="date">
            <text:p>2020-09-01</text:p>
          </table:table-cell>
          <table:table-cell table:style-name="ce4" table:formula="of:=AVERAGE([.D228:.E228])" office:value-type="float" office:value="14.3825347222222" calcext:value-type="float">
            <text:p>14.383</text:p>
          </table:table-cell>
          <table:table-cell office:value-type="float" office:value="14.2469444444444" calcext:value-type="float">
            <text:p>14.2469444444444</text:p>
          </table:table-cell>
          <table:table-cell office:value-type="float" office:value="14.518125" calcext:value-type="float">
            <text:p>14.5181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02" calcext:value-type="date">
            <text:p>2020-09-02</text:p>
          </table:table-cell>
          <table:table-cell table:style-name="ce4" table:formula="of:=AVERAGE([.D229:.E229])" office:value-type="float" office:value="14.6669444444444" calcext:value-type="float">
            <text:p>14.667</text:p>
          </table:table-cell>
          <table:table-cell office:value-type="float" office:value="14.5029861111111" calcext:value-type="float">
            <text:p>14.5029861111111</text:p>
          </table:table-cell>
          <table:table-cell office:value-type="float" office:value="14.8309027777778" calcext:value-type="float">
            <text:p>14.83090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03" calcext:value-type="date">
            <text:p>2020-09-03</text:p>
          </table:table-cell>
          <table:table-cell table:style-name="ce4" table:formula="of:=AVERAGE([.D230:.E230])" office:value-type="float" office:value="14.8782291666667" calcext:value-type="float">
            <text:p>14.878</text:p>
          </table:table-cell>
          <table:table-cell office:value-type="float" office:value="14.7094444444444" calcext:value-type="float">
            <text:p>14.7094444444444</text:p>
          </table:table-cell>
          <table:table-cell office:value-type="float" office:value="15.0470138888889" calcext:value-type="float">
            <text:p>15.04701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04" calcext:value-type="date">
            <text:p>2020-09-04</text:p>
          </table:table-cell>
          <table:table-cell table:style-name="ce4" table:formula="of:=AVERAGE([.D231:.E231])" office:value-type="float" office:value="15.2359722222222" calcext:value-type="float">
            <text:p>15.236</text:p>
          </table:table-cell>
          <table:table-cell office:value-type="float" office:value="15.0218055555556" calcext:value-type="float">
            <text:p>15.0218055555556</text:p>
          </table:table-cell>
          <table:table-cell office:value-type="float" office:value="15.4501388888889" calcext:value-type="float">
            <text:p>15.4501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05" calcext:value-type="date">
            <text:p>2020-09-05</text:p>
          </table:table-cell>
          <table:table-cell table:style-name="ce4" table:formula="of:=AVERAGE([.D232:.E232])" office:value-type="float" office:value="15.5531597222222" calcext:value-type="float">
            <text:p>15.553</text:p>
          </table:table-cell>
          <table:table-cell office:value-type="float" office:value="15.3447222222222" calcext:value-type="float">
            <text:p>15.3447222222222</text:p>
          </table:table-cell>
          <table:table-cell office:value-type="float" office:value="15.7615972222222" calcext:value-type="float">
            <text:p>15.76159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06" calcext:value-type="date">
            <text:p>2020-09-06</text:p>
          </table:table-cell>
          <table:table-cell table:style-name="ce4" table:formula="of:=AVERAGE([.D233:.E233])" office:value-type="float" office:value="15.6723263888889" calcext:value-type="float">
            <text:p>15.672</text:p>
          </table:table-cell>
          <table:table-cell office:value-type="float" office:value="15.4856944444444" calcext:value-type="float">
            <text:p>15.4856944444444</text:p>
          </table:table-cell>
          <table:table-cell office:value-type="float" office:value="15.8589583333333" calcext:value-type="float">
            <text:p>15.85895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07" calcext:value-type="date">
            <text:p>2020-09-07</text:p>
          </table:table-cell>
          <table:table-cell table:style-name="ce4" table:formula="of:=AVERAGE([.D234:.E234])" office:value-type="float" office:value="15.6896527777778" calcext:value-type="float">
            <text:p>15.690</text:p>
          </table:table-cell>
          <table:table-cell office:value-type="float" office:value="15.51125" calcext:value-type="float">
            <text:p>15.51125</text:p>
          </table:table-cell>
          <table:table-cell office:value-type="float" office:value="15.8680555555556" calcext:value-type="float">
            <text:p>15.86805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08" calcext:value-type="date">
            <text:p>2020-09-08</text:p>
          </table:table-cell>
          <table:table-cell table:style-name="ce4" table:formula="of:=AVERAGE([.D235:.E235])" office:value-type="float" office:value="15.6702083333333" calcext:value-type="float">
            <text:p>15.670</text:p>
          </table:table-cell>
          <table:table-cell office:value-type="float" office:value="15.4788888888889" calcext:value-type="float">
            <text:p>15.4788888888889</text:p>
          </table:table-cell>
          <table:table-cell office:value-type="float" office:value="15.8615277777778" calcext:value-type="float">
            <text:p>15.86152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09" calcext:value-type="date">
            <text:p>2020-09-09</text:p>
          </table:table-cell>
          <table:table-cell table:style-name="ce4" table:formula="of:=AVERAGE([.D236:.E236])" office:value-type="float" office:value="15.8430208333333" calcext:value-type="float">
            <text:p>15.843</text:p>
          </table:table-cell>
          <table:table-cell office:value-type="float" office:value="15.5332638888889" calcext:value-type="float">
            <text:p>15.5332638888889</text:p>
          </table:table-cell>
          <table:table-cell office:value-type="float" office:value="16.1527777777778" calcext:value-type="float">
            <text:p>16.1527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0" calcext:value-type="date">
            <text:p>2020-09-10</text:p>
          </table:table-cell>
          <table:table-cell table:style-name="ce4" table:formula="of:=AVERAGE([.D237:.E237])" office:value-type="float" office:value="16.1586111111111" calcext:value-type="float">
            <text:p>16.159</text:p>
          </table:table-cell>
          <table:table-cell office:value-type="float" office:value="15.6820138888889" calcext:value-type="float">
            <text:p>15.6820138888889</text:p>
          </table:table-cell>
          <table:table-cell office:value-type="float" office:value="16.6352083333333" calcext:value-type="float">
            <text:p>16.6352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1" calcext:value-type="date">
            <text:p>2020-09-11</text:p>
          </table:table-cell>
          <table:table-cell table:style-name="ce4" table:formula="of:=AVERAGE([.D238:.E238])" office:value-type="float" office:value="16.4249305555556" calcext:value-type="float">
            <text:p>16.425</text:p>
          </table:table-cell>
          <table:table-cell office:value-type="float" office:value="15.8748611111111" calcext:value-type="float">
            <text:p>15.8748611111111</text:p>
          </table:table-cell>
          <table:table-cell office:value-type="float" office:value="16.975" calcext:value-type="float">
            <text:p>16.9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2" calcext:value-type="date">
            <text:p>2020-09-12</text:p>
          </table:table-cell>
          <table:table-cell table:style-name="ce4" table:formula="of:=AVERAGE([.D239:.E239])" office:value-type="float" office:value="16.6529166666667" calcext:value-type="float">
            <text:p>16.653</text:p>
          </table:table-cell>
          <table:table-cell office:value-type="float" office:value="15.990625" calcext:value-type="float">
            <text:p>15.990625</text:p>
          </table:table-cell>
          <table:table-cell office:value-type="float" office:value="17.3152083333333" calcext:value-type="float">
            <text:p>17.3152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3" calcext:value-type="date">
            <text:p>2020-09-13</text:p>
          </table:table-cell>
          <table:table-cell table:style-name="ce4" table:formula="of:=AVERAGE([.D240:.E240])" office:value-type="float" office:value="16.7653472222222" calcext:value-type="float">
            <text:p>16.765</text:p>
          </table:table-cell>
          <table:table-cell office:value-type="float" office:value="16.173125" calcext:value-type="float">
            <text:p>16.173125</text:p>
          </table:table-cell>
          <table:table-cell office:value-type="float" office:value="17.3575694444444" calcext:value-type="float">
            <text:p>17.35756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4" calcext:value-type="date">
            <text:p>2020-09-14</text:p>
          </table:table-cell>
          <table:table-cell table:style-name="ce4" table:formula="of:=AVERAGE([.D241:.E241])" office:value-type="float" office:value="16.5485069444444" calcext:value-type="float">
            <text:p>16.549</text:p>
          </table:table-cell>
          <table:table-cell office:value-type="float" office:value="16.2524305555556" calcext:value-type="float">
            <text:p>16.2524305555556</text:p>
          </table:table-cell>
          <table:table-cell office:value-type="float" office:value="16.8445833333333" calcext:value-type="float">
            <text:p>16.8445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5" calcext:value-type="date">
            <text:p>2020-09-15</text:p>
          </table:table-cell>
          <table:table-cell table:style-name="ce4" table:formula="of:=AVERAGE([.D242:.E242])" office:value-type="float" office:value="16.3732291666667" calcext:value-type="float">
            <text:p>16.373</text:p>
          </table:table-cell>
          <table:table-cell office:value-type="float" office:value="16.2518055555556" calcext:value-type="float">
            <text:p>16.2518055555556</text:p>
          </table:table-cell>
          <table:table-cell office:value-type="float" office:value="16.4946527777778" calcext:value-type="float">
            <text:p>16.4946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6" calcext:value-type="date">
            <text:p>2020-09-16</text:p>
          </table:table-cell>
          <table:table-cell table:style-name="ce4" table:formula="of:=AVERAGE([.D243:.E243])" office:value-type="float" office:value="16.1140277777778" calcext:value-type="float">
            <text:p>16.114</text:p>
          </table:table-cell>
          <table:table-cell office:value-type="float" office:value="16.1047916666667" calcext:value-type="float">
            <text:p>16.1047916666667</text:p>
          </table:table-cell>
          <table:table-cell office:value-type="float" office:value="16.1232638888889" calcext:value-type="float">
            <text:p>16.12326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7" calcext:value-type="date">
            <text:p>2020-09-17</text:p>
          </table:table-cell>
          <table:table-cell table:style-name="ce4" table:formula="of:=AVERAGE([.D244:.E244])" office:value-type="float" office:value="16.0203819444444" calcext:value-type="float">
            <text:p>16.020</text:p>
          </table:table-cell>
          <table:table-cell office:value-type="float" office:value="15.9933333333333" calcext:value-type="float">
            <text:p>15.9933333333333</text:p>
          </table:table-cell>
          <table:table-cell office:value-type="float" office:value="16.0474305555556" calcext:value-type="float">
            <text:p>16.04743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8" calcext:value-type="date">
            <text:p>2020-09-18</text:p>
          </table:table-cell>
          <table:table-cell table:style-name="ce4" table:formula="of:=AVERAGE([.D245:.E245])" office:value-type="float" office:value="15.9964236111111" calcext:value-type="float">
            <text:p>15.996</text:p>
          </table:table-cell>
          <table:table-cell office:value-type="float" office:value="15.94625" calcext:value-type="float">
            <text:p>15.94625</text:p>
          </table:table-cell>
          <table:table-cell office:value-type="float" office:value="16.0465972222222" calcext:value-type="float">
            <text:p>16.04659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19" calcext:value-type="date">
            <text:p>2020-09-19</text:p>
          </table:table-cell>
          <table:table-cell table:style-name="ce4" table:formula="of:=AVERAGE([.D246:.E246])" office:value-type="float" office:value="15.9529513888889" calcext:value-type="float">
            <text:p>15.953</text:p>
          </table:table-cell>
          <table:table-cell office:value-type="float" office:value="15.9045138888889" calcext:value-type="float">
            <text:p>15.9045138888889</text:p>
          </table:table-cell>
          <table:table-cell office:value-type="float" office:value="16.0013888888889" calcext:value-type="float">
            <text:p>16.0013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0" calcext:value-type="date">
            <text:p>2020-09-20</text:p>
          </table:table-cell>
          <table:table-cell table:style-name="ce4" table:formula="of:=AVERAGE([.D247:.E247])" office:value-type="float" office:value="15.8819097222222" calcext:value-type="float">
            <text:p>15.882</text:p>
          </table:table-cell>
          <table:table-cell office:value-type="float" office:value="15.8092361111111" calcext:value-type="float">
            <text:p>15.8092361111111</text:p>
          </table:table-cell>
          <table:table-cell office:value-type="float" office:value="15.9545833333333" calcext:value-type="float">
            <text:p>15.9545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1" calcext:value-type="date">
            <text:p>2020-09-21</text:p>
          </table:table-cell>
          <table:table-cell table:style-name="ce4" table:formula="of:=AVERAGE([.D248:.E248])" office:value-type="float" office:value="15.7952777777778" calcext:value-type="float">
            <text:p>15.795</text:p>
          </table:table-cell>
          <table:table-cell office:value-type="float" office:value="15.7074305555556" calcext:value-type="float">
            <text:p>15.7074305555556</text:p>
          </table:table-cell>
          <table:table-cell office:value-type="float" office:value="15.883125" calcext:value-type="float">
            <text:p>15.88312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2" calcext:value-type="date">
            <text:p>2020-09-22</text:p>
          </table:table-cell>
          <table:table-cell table:style-name="ce4" table:formula="of:=AVERAGE([.D249:.E249])" office:value-type="float" office:value="15.7486805555556" calcext:value-type="float">
            <text:p>15.749</text:p>
          </table:table-cell>
          <table:table-cell office:value-type="float" office:value="15.6425694444444" calcext:value-type="float">
            <text:p>15.6425694444444</text:p>
          </table:table-cell>
          <table:table-cell office:value-type="float" office:value="15.8547916666667" calcext:value-type="float">
            <text:p>15.8547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3" calcext:value-type="date">
            <text:p>2020-09-23</text:p>
          </table:table-cell>
          <table:table-cell table:style-name="ce4" table:formula="of:=AVERAGE([.D250:.E250])" office:value-type="float" office:value="15.7669444444444" calcext:value-type="float">
            <text:p>15.767</text:p>
          </table:table-cell>
          <table:table-cell office:value-type="float" office:value="15.6509027777778" calcext:value-type="float">
            <text:p>15.6509027777778</text:p>
          </table:table-cell>
          <table:table-cell office:value-type="float" office:value="15.8829861111111" calcext:value-type="float">
            <text:p>15.88298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4" calcext:value-type="date">
            <text:p>2020-09-24</text:p>
          </table:table-cell>
          <table:table-cell table:style-name="ce4" table:formula="of:=AVERAGE([.D251:.E251])" office:value-type="float" office:value="15.7345138888889" calcext:value-type="float">
            <text:p>15.735</text:p>
          </table:table-cell>
          <table:table-cell office:value-type="float" office:value="15.5795138888889" calcext:value-type="float">
            <text:p>15.5795138888889</text:p>
          </table:table-cell>
          <table:table-cell office:value-type="float" office:value="15.8895138888889" calcext:value-type="float">
            <text:p>15.88951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5" calcext:value-type="date">
            <text:p>2020-09-25</text:p>
          </table:table-cell>
          <table:table-cell table:style-name="ce4" table:formula="of:=AVERAGE([.D252:.E252])" office:value-type="float" office:value="15.6331597222222" calcext:value-type="float">
            <text:p>15.633</text:p>
          </table:table-cell>
          <table:table-cell office:value-type="float" office:value="15.4366666666667" calcext:value-type="float">
            <text:p>15.4366666666667</text:p>
          </table:table-cell>
          <table:table-cell office:value-type="float" office:value="15.8296527777778" calcext:value-type="float">
            <text:p>15.8296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6" calcext:value-type="date">
            <text:p>2020-09-26</text:p>
          </table:table-cell>
          <table:table-cell table:style-name="ce4" table:formula="of:=AVERAGE([.D253:.E253])" office:value-type="float" office:value="15.5564236111111" calcext:value-type="float">
            <text:p>15.556</text:p>
          </table:table-cell>
          <table:table-cell office:value-type="float" office:value="15.37" calcext:value-type="float">
            <text:p>15.37</text:p>
          </table:table-cell>
          <table:table-cell office:value-type="float" office:value="15.7428472222222" calcext:value-type="float">
            <text:p>15.74284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7" calcext:value-type="date">
            <text:p>2020-09-27</text:p>
          </table:table-cell>
          <table:table-cell table:style-name="ce4" table:formula="of:=AVERAGE([.D254:.E254])" office:value-type="float" office:value="15.6372569444444" calcext:value-type="float">
            <text:p>15.637</text:p>
          </table:table-cell>
          <table:table-cell office:value-type="float" office:value="15.4335416666667" calcext:value-type="float">
            <text:p>15.4335416666667</text:p>
          </table:table-cell>
          <table:table-cell office:value-type="float" office:value="15.8409722222222" calcext:value-type="float">
            <text:p>15.84097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8" calcext:value-type="date">
            <text:p>2020-09-28</text:p>
          </table:table-cell>
          <table:table-cell table:style-name="ce4" table:formula="of:=AVERAGE([.D255:.E255])" office:value-type="float" office:value="15.6181944444444" calcext:value-type="float">
            <text:p>15.618</text:p>
          </table:table-cell>
          <table:table-cell office:value-type="float" office:value="15.3984027777778" calcext:value-type="float">
            <text:p>15.3984027777778</text:p>
          </table:table-cell>
          <table:table-cell office:value-type="float" office:value="15.8379861111111" calcext:value-type="float">
            <text:p>15.83798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29" calcext:value-type="date">
            <text:p>2020-09-29</text:p>
          </table:table-cell>
          <table:table-cell table:style-name="ce4" table:formula="of:=AVERAGE([.D256:.E256])" office:value-type="float" office:value="15.6311805555556" calcext:value-type="float">
            <text:p>15.631</text:p>
          </table:table-cell>
          <table:table-cell office:value-type="float" office:value="15.3763194444444" calcext:value-type="float">
            <text:p>15.3763194444444</text:p>
          </table:table-cell>
          <table:table-cell office:value-type="float" office:value="15.8860416666667" calcext:value-type="float">
            <text:p>15.88604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09-30" calcext:value-type="date">
            <text:p>2020-09-30</text:p>
          </table:table-cell>
          <table:table-cell table:style-name="ce4" table:formula="of:=AVERAGE([.D257:.E257])" office:value-type="float" office:value="15.6310069444444" calcext:value-type="float">
            <text:p>15.631</text:p>
          </table:table-cell>
          <table:table-cell office:value-type="float" office:value="15.3631944444444" calcext:value-type="float">
            <text:p>15.3631944444444</text:p>
          </table:table-cell>
          <table:table-cell office:value-type="float" office:value="15.8988194444444" calcext:value-type="float">
            <text:p>15.89881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01" calcext:value-type="date">
            <text:p>2020-10-01</text:p>
          </table:table-cell>
          <table:table-cell table:style-name="ce4" table:formula="of:=AVERAGE([.D258:.E258])" office:value-type="float" office:value="15.6502777777778" calcext:value-type="float">
            <text:p>15.650</text:p>
          </table:table-cell>
          <table:table-cell office:value-type="float" office:value="15.4101388888889" calcext:value-type="float">
            <text:p>15.4101388888889</text:p>
          </table:table-cell>
          <table:table-cell office:value-type="float" office:value="15.8904166666667" calcext:value-type="float">
            <text:p>15.89041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02" calcext:value-type="date">
            <text:p>2020-10-02</text:p>
          </table:table-cell>
          <table:table-cell table:style-name="ce4" table:formula="of:=AVERAGE([.D259:.E259])" office:value-type="float" office:value="15.5616666666667" calcext:value-type="float">
            <text:p>15.562</text:p>
          </table:table-cell>
          <table:table-cell office:value-type="float" office:value="15.3604166666667" calcext:value-type="float">
            <text:p>15.3604166666667</text:p>
          </table:table-cell>
          <table:table-cell office:value-type="float" office:value="15.7629166666667" calcext:value-type="float">
            <text:p>15.76291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03" calcext:value-type="date">
            <text:p>2020-10-03</text:p>
          </table:table-cell>
          <table:table-cell table:style-name="ce4" table:formula="of:=AVERAGE([.D260:.E260])" office:value-type="float" office:value="15.2619791666667" calcext:value-type="float">
            <text:p>15.262</text:p>
          </table:table-cell>
          <table:table-cell office:value-type="float" office:value="15.3002083333333" calcext:value-type="float">
            <text:p>15.3002083333333</text:p>
          </table:table-cell>
          <table:table-cell office:value-type="float" office:value="15.22375" calcext:value-type="float">
            <text:p>15.22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04" calcext:value-type="date">
            <text:p>2020-10-04</text:p>
          </table:table-cell>
          <table:table-cell table:style-name="ce4" table:formula="of:=AVERAGE([.D261:.E261])" office:value-type="float" office:value="15.149375" calcext:value-type="float">
            <text:p>15.149</text:p>
          </table:table-cell>
          <table:table-cell office:value-type="float" office:value="15.2219444444444" calcext:value-type="float">
            <text:p>15.2219444444444</text:p>
          </table:table-cell>
          <table:table-cell office:value-type="float" office:value="15.0768055555556" calcext:value-type="float">
            <text:p>15.076805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05" calcext:value-type="date">
            <text:p>2020-10-05</text:p>
          </table:table-cell>
          <table:table-cell table:style-name="ce4" table:formula="of:=AVERAGE([.D262:.E262])" office:value-type="float" office:value="15.1052777777778" calcext:value-type="float">
            <text:p>15.105</text:p>
          </table:table-cell>
          <table:table-cell office:value-type="float" office:value="15.159375" calcext:value-type="float">
            <text:p>15.159375</text:p>
          </table:table-cell>
          <table:table-cell office:value-type="float" office:value="15.0511805555556" calcext:value-type="float">
            <text:p>15.05118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06" calcext:value-type="date">
            <text:p>2020-10-06</text:p>
          </table:table-cell>
          <table:table-cell table:style-name="ce4" table:formula="of:=AVERAGE([.D263:.E263])" office:value-type="float" office:value="14.9825347222222" calcext:value-type="float">
            <text:p>14.983</text:p>
          </table:table-cell>
          <table:table-cell office:value-type="float" office:value="15.110625" calcext:value-type="float">
            <text:p>15.110625</text:p>
          </table:table-cell>
          <table:table-cell office:value-type="float" office:value="14.8544444444444" calcext:value-type="float">
            <text:p>14.854444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07" calcext:value-type="date">
            <text:p>2020-10-07</text:p>
          </table:table-cell>
          <table:table-cell table:style-name="ce4" table:formula="of:=AVERAGE([.D264:.E264])" office:value-type="float" office:value="14.901875" calcext:value-type="float">
            <text:p>14.902</text:p>
          </table:table-cell>
          <table:table-cell office:value-type="float" office:value="15.0682638888889" calcext:value-type="float">
            <text:p>15.0682638888889</text:p>
          </table:table-cell>
          <table:table-cell office:value-type="float" office:value="14.7354861111111" calcext:value-type="float">
            <text:p>14.73548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08" calcext:value-type="date">
            <text:p>2020-10-08</text:p>
          </table:table-cell>
          <table:table-cell table:style-name="ce4" table:formula="of:=AVERAGE([.D265:.E265])" office:value-type="float" office:value="14.8794444444444" calcext:value-type="float">
            <text:p>14.879</text:p>
          </table:table-cell>
          <table:table-cell office:value-type="float" office:value="15.0538888888889" calcext:value-type="float">
            <text:p>15.0538888888889</text:p>
          </table:table-cell>
          <table:table-cell office:value-type="float" office:value="14.705" calcext:value-type="float">
            <text:p>14.70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09" calcext:value-type="date">
            <text:p>2020-10-09</text:p>
          </table:table-cell>
          <table:table-cell table:style-name="ce4" table:formula="of:=AVERAGE([.D266:.E266])" office:value-type="float" office:value="14.8665972222222" calcext:value-type="float">
            <text:p>14.867</text:p>
          </table:table-cell>
          <table:table-cell office:value-type="float" office:value="15.0423611111111" calcext:value-type="float">
            <text:p>15.0423611111111</text:p>
          </table:table-cell>
          <table:table-cell office:value-type="float" office:value="14.6908333333333" calcext:value-type="float">
            <text:p>14.69083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0" calcext:value-type="date">
            <text:p>2020-10-10</text:p>
          </table:table-cell>
          <table:table-cell table:style-name="ce4" table:formula="of:=AVERAGE([.D267:.E267])" office:value-type="float" office:value="14.8734375" calcext:value-type="float">
            <text:p>14.873</text:p>
          </table:table-cell>
          <table:table-cell office:value-type="float" office:value="14.9888888888889" calcext:value-type="float">
            <text:p>14.9888888888889</text:p>
          </table:table-cell>
          <table:table-cell office:value-type="float" office:value="14.7579861111111" calcext:value-type="float">
            <text:p>14.757986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1" calcext:value-type="date">
            <text:p>2020-10-11</text:p>
          </table:table-cell>
          <table:table-cell table:style-name="ce4" table:formula="of:=AVERAGE([.D268:.E268])" office:value-type="float" office:value="14.9220833333333" calcext:value-type="float">
            <text:p>14.922</text:p>
          </table:table-cell>
          <table:table-cell office:value-type="float" office:value="14.9914583333333" calcext:value-type="float">
            <text:p>14.9914583333333</text:p>
          </table:table-cell>
          <table:table-cell office:value-type="float" office:value="14.8527083333333" calcext:value-type="float">
            <text:p>14.8527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2" calcext:value-type="date">
            <text:p>2020-10-12</text:p>
          </table:table-cell>
          <table:table-cell table:style-name="ce4" table:formula="of:=AVERAGE([.D269:.E269])" office:value-type="float" office:value="14.9639930555556" calcext:value-type="float">
            <text:p>14.964</text:p>
          </table:table-cell>
          <table:table-cell office:value-type="float" office:value="14.9706944444444" calcext:value-type="float">
            <text:p>14.9706944444444</text:p>
          </table:table-cell>
          <table:table-cell office:value-type="float" office:value="14.9572916666667" calcext:value-type="float">
            <text:p>14.957291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3" calcext:value-type="date">
            <text:p>2020-10-13</text:p>
          </table:table-cell>
          <table:table-cell table:style-name="ce4" table:formula="of:=AVERAGE([.D270:.E270])" office:value-type="float" office:value="15.04625" calcext:value-type="float">
            <text:p>15.046</text:p>
          </table:table-cell>
          <table:table-cell office:value-type="float" office:value="14.9451388888889" calcext:value-type="float">
            <text:p>14.9451388888889</text:p>
          </table:table-cell>
          <table:table-cell office:value-type="float" office:value="15.1473611111111" calcext:value-type="float">
            <text:p>15.14736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4" calcext:value-type="date">
            <text:p>2020-10-14</text:p>
          </table:table-cell>
          <table:table-cell table:style-name="ce4" table:formula="of:=AVERAGE([.D271:.E271])" office:value-type="float" office:value="14.9824652777778" calcext:value-type="float">
            <text:p>14.982</text:p>
          </table:table-cell>
          <table:table-cell office:value-type="float" office:value="14.9246527777778" calcext:value-type="float">
            <text:p>14.9246527777778</text:p>
          </table:table-cell>
          <table:table-cell office:value-type="float" office:value="15.0402777777778" calcext:value-type="float">
            <text:p>15.0402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5" calcext:value-type="date">
            <text:p>2020-10-15</text:p>
          </table:table-cell>
          <table:table-cell table:style-name="ce4" table:formula="of:=AVERAGE([.D272:.E272])" office:value-type="float" office:value="14.9745138888889" calcext:value-type="float">
            <text:p>14.975</text:p>
          </table:table-cell>
          <table:table-cell office:value-type="float" office:value="14.9613194444444" calcext:value-type="float">
            <text:p>14.9613194444444</text:p>
          </table:table-cell>
          <table:table-cell office:value-type="float" office:value="14.9877083333333" calcext:value-type="float">
            <text:p>14.9877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6" calcext:value-type="date">
            <text:p>2020-10-16</text:p>
          </table:table-cell>
          <table:table-cell table:style-name="ce4" table:formula="of:=AVERAGE([.D273:.E273])" office:value-type="float" office:value="14.8667708333333" calcext:value-type="float">
            <text:p>14.867</text:p>
          </table:table-cell>
          <table:table-cell office:value-type="float" office:value="14.9596527777778" calcext:value-type="float">
            <text:p>14.9596527777778</text:p>
          </table:table-cell>
          <table:table-cell office:value-type="float" office:value="14.7738888888889" calcext:value-type="float">
            <text:p>14.77388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7" calcext:value-type="date">
            <text:p>2020-10-17</text:p>
          </table:table-cell>
          <table:table-cell table:style-name="ce4" table:formula="of:=AVERAGE([.D274:.E274])" office:value-type="float" office:value="14.4289930555556" calcext:value-type="float">
            <text:p>14.429</text:p>
          </table:table-cell>
          <table:table-cell office:value-type="float" office:value="14.8136111111111" calcext:value-type="float">
            <text:p>14.8136111111111</text:p>
          </table:table-cell>
          <table:table-cell office:value-type="float" office:value="14.044375" calcext:value-type="float">
            <text:p>14.044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8" calcext:value-type="date">
            <text:p>2020-10-18</text:p>
          </table:table-cell>
          <table:table-cell table:style-name="ce4" table:formula="of:=AVERAGE([.D275:.E275])" office:value-type="float" office:value="14.1126388888889" calcext:value-type="float">
            <text:p>14.113</text:p>
          </table:table-cell>
          <table:table-cell office:value-type="float" office:value="14.7375" calcext:value-type="float">
            <text:p>14.7375</text:p>
          </table:table-cell>
          <table:table-cell office:value-type="float" office:value="13.4877777777778" calcext:value-type="float">
            <text:p>13.487777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19" calcext:value-type="date">
            <text:p>2020-10-19</text:p>
          </table:table-cell>
          <table:table-cell table:style-name="ce4" table:formula="of:=AVERAGE([.D276:.E276])" office:value-type="float" office:value="14.0651041666667" calcext:value-type="float">
            <text:p>14.065</text:p>
          </table:table-cell>
          <table:table-cell office:value-type="float" office:value="14.6972916666667" calcext:value-type="float">
            <text:p>14.6972916666667</text:p>
          </table:table-cell>
          <table:table-cell office:value-type="float" office:value="13.4329166666667" calcext:value-type="float">
            <text:p>13.43291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0" calcext:value-type="date">
            <text:p>2020-10-20</text:p>
          </table:table-cell>
          <table:table-cell table:style-name="ce4" table:formula="of:=AVERAGE([.D277:.E277])" office:value-type="float" office:value="13.9259722222222" calcext:value-type="float">
            <text:p>13.926</text:p>
          </table:table-cell>
          <table:table-cell office:value-type="float" office:value="14.5903472222222" calcext:value-type="float">
            <text:p>14.5903472222222</text:p>
          </table:table-cell>
          <table:table-cell office:value-type="float" office:value="13.2615972222222" calcext:value-type="float">
            <text:p>13.261597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1" calcext:value-type="date">
            <text:p>2020-10-21</text:p>
          </table:table-cell>
          <table:table-cell table:style-name="ce4" table:formula="of:=AVERAGE([.D278:.E278])" office:value-type="float" office:value="13.8191319444444" calcext:value-type="float">
            <text:p>13.819</text:p>
          </table:table-cell>
          <table:table-cell office:value-type="float" office:value="14.4972916666667" calcext:value-type="float">
            <text:p>14.4972916666667</text:p>
          </table:table-cell>
          <table:table-cell office:value-type="float" office:value="13.1409722222222" calcext:value-type="float">
            <text:p>13.14097222222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2" calcext:value-type="date">
            <text:p>2020-10-22</text:p>
          </table:table-cell>
          <table:table-cell table:style-name="ce4" table:formula="of:=AVERAGE([.D279:.E279])" office:value-type="float" office:value="13.6804861111111" calcext:value-type="float">
            <text:p>13.680</text:p>
          </table:table-cell>
          <table:table-cell office:value-type="float" office:value="14.4283333333333" calcext:value-type="float">
            <text:p>14.4283333333333</text:p>
          </table:table-cell>
          <table:table-cell office:value-type="float" office:value="12.9326388888889" calcext:value-type="float">
            <text:p>12.9326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3" calcext:value-type="date">
            <text:p>2020-10-23</text:p>
          </table:table-cell>
          <table:table-cell table:style-name="ce4" table:formula="of:=AVERAGE([.D280:.E280])" office:value-type="float" office:value="13.5995486111111" calcext:value-type="float">
            <text:p>13.600</text:p>
          </table:table-cell>
          <table:table-cell office:value-type="float" office:value="14.3679166666667" calcext:value-type="float">
            <text:p>14.3679166666667</text:p>
          </table:table-cell>
          <table:table-cell office:value-type="float" office:value="12.8311805555556" calcext:value-type="float">
            <text:p>12.83118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4" calcext:value-type="date">
            <text:p>2020-10-24</text:p>
          </table:table-cell>
          <table:table-cell table:style-name="ce4" table:formula="of:=AVERAGE([.D281:.E281])" office:value-type="float" office:value="13.5075347222222" calcext:value-type="float">
            <text:p>13.508</text:p>
          </table:table-cell>
          <table:table-cell office:value-type="float" office:value="14.3309027777778" calcext:value-type="float">
            <text:p>14.3309027777778</text:p>
          </table:table-cell>
          <table:table-cell office:value-type="float" office:value="12.6841666666667" calcext:value-type="float">
            <text:p>12.6841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5" calcext:value-type="date">
            <text:p>2020-10-25</text:p>
          </table:table-cell>
          <table:table-cell table:style-name="ce4" table:formula="of:=AVERAGE([.D282:.E282])" office:value-type="float" office:value="13.5115625" calcext:value-type="float">
            <text:p>13.512</text:p>
          </table:table-cell>
          <table:table-cell office:value-type="float" office:value="14.2795138888889" calcext:value-type="float">
            <text:p>14.2795138888889</text:p>
          </table:table-cell>
          <table:table-cell office:value-type="float" office:value="12.7436111111111" calcext:value-type="float">
            <text:p>12.7436111111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6" calcext:value-type="date">
            <text:p>2020-10-26</text:p>
          </table:table-cell>
          <table:table-cell table:style-name="ce4" table:formula="of:=AVERAGE([.D283:.E283])" office:value-type="float" office:value="13.4635069444444" calcext:value-type="float">
            <text:p>13.464</text:p>
          </table:table-cell>
          <table:table-cell office:value-type="float" office:value="14.2108333333333" calcext:value-type="float">
            <text:p>14.2108333333333</text:p>
          </table:table-cell>
          <table:table-cell office:value-type="float" office:value="12.7161805555556" calcext:value-type="float">
            <text:p>12.71618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7" calcext:value-type="date">
            <text:p>2020-10-27</text:p>
          </table:table-cell>
          <table:table-cell table:style-name="ce4" table:formula="of:=AVERAGE([.D284:.E284])" office:value-type="float" office:value="13.2439236111111" calcext:value-type="float">
            <text:p>13.244</text:p>
          </table:table-cell>
          <table:table-cell office:value-type="float" office:value="14.0827083333333" calcext:value-type="float">
            <text:p>14.0827083333333</text:p>
          </table:table-cell>
          <table:table-cell office:value-type="float" office:value="12.4051388888889" calcext:value-type="float">
            <text:p>12.405138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8" calcext:value-type="date">
            <text:p>2020-10-28</text:p>
          </table:table-cell>
          <table:table-cell table:style-name="ce4" table:formula="of:=AVERAGE([.D285:.E285])" office:value-type="float" office:value="12.8653125" calcext:value-type="float">
            <text:p>12.865</text:p>
          </table:table-cell>
          <table:table-cell office:value-type="float" office:value="14.0136111111111" calcext:value-type="float">
            <text:p>14.0136111111111</text:p>
          </table:table-cell>
          <table:table-cell office:value-type="float" office:value="11.7170138888889" calcext:value-type="float">
            <text:p>11.71701388888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29" calcext:value-type="date">
            <text:p>2020-10-29</text:p>
          </table:table-cell>
          <table:table-cell table:style-name="ce4" table:formula="of:=AVERAGE([.D286:.E286])" office:value-type="float" office:value="12.6843402777778" calcext:value-type="float">
            <text:p>12.684</text:p>
          </table:table-cell>
          <table:table-cell office:value-type="float" office:value="13.9340972222222" calcext:value-type="float">
            <text:p>13.9340972222222</text:p>
          </table:table-cell>
          <table:table-cell office:value-type="float" office:value="11.4345833333333" calcext:value-type="float">
            <text:p>11.434583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30" calcext:value-type="date">
            <text:p>2020-10-30</text:p>
          </table:table-cell>
          <table:table-cell table:style-name="ce4" table:formula="of:=AVERAGE([.D287:.E287])" office:value-type="float" office:value="12.6212152777778" calcext:value-type="float">
            <text:p>12.621</text:p>
          </table:table-cell>
          <table:table-cell office:value-type="float" office:value="13.9023611111111" calcext:value-type="float">
            <text:p>13.9023611111111</text:p>
          </table:table-cell>
          <table:table-cell office:value-type="float" office:value="11.3400694444444" calcext:value-type="float">
            <text:p>11.34006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0-31" calcext:value-type="date">
            <text:p>2020-10-31</text:p>
          </table:table-cell>
          <table:table-cell table:style-name="ce4" table:formula="of:=AVERAGE([.D288:.E288])" office:value-type="float" office:value="12.5703125" calcext:value-type="float">
            <text:p>12.570</text:p>
          </table:table-cell>
          <table:table-cell office:value-type="float" office:value="13.8493055555556" calcext:value-type="float">
            <text:p>13.8493055555556</text:p>
          </table:table-cell>
          <table:table-cell office:value-type="float" office:value="11.2913194444444" calcext:value-type="float">
            <text:p>11.291319444444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1-01" calcext:value-type="date">
            <text:p>2020-11-01</text:p>
          </table:table-cell>
          <table:table-cell table:style-name="ce4" table:formula="of:=AVERAGE([.D289:.E289])" office:value-type="float" office:value="12.515" calcext:value-type="float">
            <text:p>12.515</text:p>
          </table:table-cell>
          <table:table-cell office:value-type="float" office:value="13.790625" calcext:value-type="float">
            <text:p>13.790625</text:p>
          </table:table-cell>
          <table:table-cell office:value-type="float" office:value="11.239375" calcext:value-type="float">
            <text:p>11.2393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1-02" calcext:value-type="date">
            <text:p>2020-11-02</text:p>
          </table:table-cell>
          <table:table-cell table:style-name="ce4" table:formula="of:=AVERAGE([.D290:.E290])" office:value-type="float" office:value="12.5953472222222" calcext:value-type="float">
            <text:p>12.595</text:p>
          </table:table-cell>
          <table:table-cell office:value-type="float" office:value="13.7295138888889" calcext:value-type="float">
            <text:p>13.7295138888889</text:p>
          </table:table-cell>
          <table:table-cell office:value-type="float" office:value="11.4611805555556" calcext:value-type="float">
            <text:p>11.46118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1-03" calcext:value-type="date">
            <text:p>2020-11-03</text:p>
          </table:table-cell>
          <table:table-cell table:style-name="ce4" table:formula="of:=AVERAGE([.D291:.E291])" office:value-type="float" office:value="12.6397569444444" calcext:value-type="float">
            <text:p>12.640</text:p>
          </table:table-cell>
          <table:table-cell office:value-type="float" office:value="13.6848611111111" calcext:value-type="float">
            <text:p>13.6848611111111</text:p>
          </table:table-cell>
          <table:table-cell office:value-type="float" office:value="11.5946527777778" calcext:value-type="float">
            <text:p>11.594652777777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1-04" calcext:value-type="date">
            <text:p>2020-11-04</text:p>
          </table:table-cell>
          <table:table-cell table:style-name="ce4" table:formula="of:=AVERAGE([.D292:.E292])" office:value-type="float" office:value="12.6608333333333" calcext:value-type="float">
            <text:p>12.661</text:p>
          </table:table-cell>
          <table:table-cell office:value-type="float" office:value="13.6375" calcext:value-type="float">
            <text:p>13.6375</text:p>
          </table:table-cell>
          <table:table-cell office:value-type="float" office:value="11.6841666666667" calcext:value-type="float">
            <text:p>11.68416666666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1-05" calcext:value-type="date">
            <text:p>2020-11-05</text:p>
          </table:table-cell>
          <table:table-cell table:style-name="ce4" table:formula="of:=AVERAGE([.D293:.E293])" office:value-type="float" office:value="12.6148263888889" calcext:value-type="float">
            <text:p>12.615</text:p>
          </table:table-cell>
          <table:table-cell office:value-type="float" office:value="13.5909722222222" calcext:value-type="float">
            <text:p>13.5909722222222</text:p>
          </table:table-cell>
          <table:table-cell office:value-type="float" office:value="11.6386805555556" calcext:value-type="float">
            <text:p>11.63868055555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1-06" calcext:value-type="date">
            <text:p>2020-11-06</text:p>
          </table:table-cell>
          <table:table-cell table:style-name="ce4" table:formula="of:=AVERAGE([.D294:.E294])" office:value-type="float" office:value="12.5325" calcext:value-type="float">
            <text:p>12.533</text:p>
          </table:table-cell>
          <table:table-cell office:value-type="float" office:value="13.5297916666667" calcext:value-type="float">
            <text:p>13.5297916666667</text:p>
          </table:table-cell>
          <table:table-cell office:value-type="float" office:value="11.5352083333333" calcext:value-type="float">
            <text:p>11.53520833333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date" office:date-value="2020-11-07" calcext:value-type="date">
            <text:p>2020-11-07</text:p>
          </table:table-cell>
          <table:table-cell table:style-name="ce4" table:formula="of:=AVERAGE([.D295:.E295])" office:value-type="float" office:value="12.4623484848485" calcext:value-type="float">
            <text:p>12.462</text:p>
          </table:table-cell>
          <table:table-cell office:value-type="float" office:value="13.2865151515151" calcext:value-type="float">
            <text:p>13.2865151515151</text:p>
          </table:table-cell>
          <table:table-cell office:value-type="float" office:value="11.6381818181818" calcext:value-type="float">
            <text:p>11.6381818181818</text:p>
          </table:table-cell>
        </table:table-row>
        <table:table-row table:style-name="ro1" table:number-rows-repeated="104828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5">
      <number:number number:decimal-places="6" number:min-decimal-places="6" number:min-integer-digits="1"/>
    </number:number-style>
    <number:number-style style:name="N154">
      <number:number number:decimal-places="7" number:min-decimal-places="7" number:min-integer-digits="1"/>
    </number:number-style>
    <number:number-style style:name="N153">
      <number:number number:decimal-places="8" number:min-decimal-places="8" number:min-integer-digits="1"/>
    </number:number-style>
    <number:number-style style:name="N152">
      <number:number number:decimal-places="9" number:min-decimal-places="9" number:min-integer-digits="1"/>
    </number:number-style>
    <number:number-style style:name="N151">
      <number:number number:decimal-places="10" number:min-decimal-places="10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6">
      <number:number number:decimal-places="1" number:min-decimal-places="1" number:min-integer-digits="1"/>
    </number:number-style>
    <number:date-style style:name="N14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5">
      <number:text-content/>
      <style:map style:condition="value()&lt;=1.7976931348623157E+308" style:apply-style-name="N145P0"/>
    </number:text-style>
    <number:number-style style:name="N144">
      <number:number number:decimal-places="5" number:min-decimal-places="5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date-style style:name="N10109P0" style:volatile="true" number:language="en" number:country="CA">
      <number:day/>
      <number:text>-</number:text>
      <number:month number:textual="true"/>
      <number:text>-</number:text>
      <number:year/>
    </number:date-style>
    <number:text-style style:name="N10109" number:language="en" number:country="CA">
      <number:text-content/>
      <style:map style:condition="value()&lt;=1.7976931348623157E+308" style:apply-style-name="N10109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ha Hafner</meta:initial-creator>
    <meta:creation-date>2022-11-18T06:47:39.623625956</meta:creation-date>
    <dc:date>2022-11-18T09:39:42.942216517</dc:date>
    <dc:creator>Sasha Hafner</dc:creator>
    <meta:editing-duration>PT2H52M1S</meta:editing-duration>
    <meta:editing-cycles>6</meta:editing-cycles>
    <meta:generator>LibreOffice/7.3.6.2$Linux_X86_64 LibreOffice_project/30$Build-2</meta:generator>
    <meta:document-statistic meta:table-count="1" meta:cell-count="1475" meta:object-count="0"/>
  </office:meta>
</office:document-meta>
</file>